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5722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729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0.7299in" fo:keep-together="auto"/>
    </style:style>
    <style:style style:name="Tabla3.A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6.4091in"/>
        </style:tab-stops>
      </style:paragraph-properties>
    </style:style>
    <style:style style:name="P2"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2" style:font-size-complex="8pt"/>
    </style:style>
    <style:style style:name="P5"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style:font-name-asian="Calibri" style:font-size-asian="8pt" style:font-name-complex="Arial2" style:font-size-complex="8pt"/>
    </style:style>
    <style:style style:name="P7"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style:font-name-asian="Calibri" style:font-size-asian="8pt" style:font-name-complex="Arial2" style:font-size-complex="8pt"/>
    </style:style>
    <style:style style:name="P8"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officeooo:paragraph-rsid="0034dbca" style:font-name-asian="Calibri" style:font-size-asian="8pt" style:font-name-complex="Arial2" style:font-size-complex="8pt"/>
    </style:style>
    <style:style style:name="P9"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officeooo:paragraph-rsid="0034dbca"/>
    </style:style>
    <style:style style:name="P10"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officeooo:paragraph-rsid="0034dcb6"/>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style:text-underline-style="solid" style:text-underline-width="auto" style:text-underline-color="font-color" officeooo:paragraph-rsid="0032df8b" fo:background-color="transparent" style:font-name-asian="Calibri" style:font-size-asian="9pt" style:font-name-complex="Arial2" style:font-size-complex="9pt"/>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style:text-underline-style="solid" style:text-underline-width="auto" style:text-underline-color="font-color" officeooo:paragraph-rsid="0033ed62" fo:background-color="transparent" style:font-name-asian="Calibri" style:font-size-asian="9pt" style:font-name-complex="Arial2" style:font-size-complex="9pt"/>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6.311in"/>
        </style:tab-stops>
      </style:paragraph-properties>
      <style:text-properties style:font-name="Arial1" fo:font-size="9pt" fo:font-weight="bold" officeooo:paragraph-rsid="0034dbca" fo:background-color="transparent" style:font-name-asian="Calibri" style:font-size-asian="9pt" style:font-weight-asian="bold" style:font-name-complex="Arial2" style:font-size-complex="9pt" style:font-weight-complex="bold"/>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6.311in"/>
        </style:tab-stops>
      </style:paragraph-properties>
      <style:text-properties style:font-name="Arial1" fo:font-size="9pt" fo:font-weight="bold" officeooo:paragraph-rsid="0034dcb6" fo:background-color="transparent" style:font-name-asian="Calibri" style:font-size-asian="9pt" style:font-weight-asian="bold" style:font-name-complex="Arial2" style:font-size-complex="9pt" style:font-weight-complex="bold"/>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hadow="none">
        <style:tab-stops/>
      </style:paragraph-properties>
      <style:text-properties style:font-name="Arial1" fo:font-size="9pt" fo:font-weight="normal" officeooo:paragraph-rsid="002913b3" fo:background-color="transparent" style:font-size-asian="9pt" style:font-weight-asian="normal" style:font-name-complex="Arial2" style:font-size-complex="9pt" style:font-weight-complex="bold"/>
    </style:style>
    <style:style style:name="P16" style:family="paragraph" style:parent-style-name="Standard">
      <style:paragraph-properties fo:margin-top="0in" fo:margin-bottom="0in" loext:contextual-spacing="false" fo:line-height="100%" fo:text-align="justify" style:justify-single-word="false"/>
    </style:style>
    <style:style style:name="P17" style:family="paragraph" style:parent-style-name="Standard">
      <style:paragraph-properties fo:margin-top="0in" fo:margin-bottom="0in" loext:contextual-spacing="false" fo:line-height="100%" fo:text-align="justify" style:justify-single-word="false"/>
      <style:text-properties officeooo:paragraph-rsid="00193e61"/>
    </style:style>
    <style:style style:name="P18" style:family="paragraph" style:parent-style-name="Standard">
      <style:paragraph-properties fo:margin-top="0in" fo:margin-bottom="0in" loext:contextual-spacing="false" fo:line-height="100%" fo:text-align="justify" style:justify-single-word="false"/>
      <style:text-properties officeooo:paragraph-rsid="003ccd6c"/>
    </style:style>
    <style:style style:name="P19"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93e61"/>
    </style:style>
    <style:style style:name="P20"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a7228"/>
    </style:style>
    <style:style style:name="P21" style:family="paragraph" style:parent-style-name="Standard">
      <style:paragraph-properties fo:margin-top="0in" fo:margin-bottom="0in" loext:contextual-spacing="false" fo:line-height="100%" fo:text-align="justify" style:justify-single-word="false"/>
      <style:text-properties style:font-name="Arial Narrow" fo:font-size="8pt" style:font-size-asian="8pt" style:font-name-complex="Arial2" style:font-size-complex="8pt"/>
    </style:style>
    <style:style style:name="P22" style:family="paragraph" style:parent-style-name="Standard">
      <style:paragraph-properties fo:margin-top="0in" fo:margin-bottom="0in" loext:contextual-spacing="false" fo:line-height="100%" fo:text-align="center" style:justify-single-word="false"/>
      <style:text-properties style:font-name="Arial Narrow" fo:font-size="8pt" style:font-size-asian="8pt" style:font-name-complex="Arial2" style:font-size-complex="8pt"/>
    </style:style>
    <style:style style:name="P23" style:family="paragraph" style:parent-style-name="Standard">
      <style:paragraph-properties fo:margin-top="0in" fo:margin-bottom="0in" loext:contextual-spacing="false" fo:line-height="100%"/>
      <style:text-properties style:font-name="Arial Narrow" fo:font-size="8pt" style:font-name-asian="Calibri" style:font-size-asian="8pt" style:font-name-complex="Arial2" style:font-size-complex="8pt"/>
    </style:style>
    <style:style style:name="P24" style:family="paragraph" style:parent-style-name="Standard">
      <style:paragraph-properties fo:margin-top="0in" fo:margin-bottom="0in" loext:contextual-spacing="false" fo:line-height="100%" fo:text-align="justify" style:justify-single-word="false"/>
      <style:text-properties style:font-name="Arial Narrow" fo:font-size="8pt" style:font-name-asian="Calibri" style:font-size-asian="8pt" style:font-name-complex="Arial2" style:font-size-complex="8pt"/>
    </style:style>
    <style:style style:name="P25"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text-properties style:font-name="Arial Narrow" fo:font-size="8pt" style:font-name-asian="Calibri" style:font-size-asian="8pt" style:font-name-complex="Arial2" style:font-size-complex="8pt"/>
    </style:style>
    <style:style style:name="P26"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style:font-name-asian="Calibri" style:font-size-asian="8pt" style:font-name-complex="Arial2" style:font-size-complex="8pt"/>
    </style:style>
    <style:style style:name="P27" style:family="paragraph" style:parent-style-name="Standard">
      <style:paragraph-properties fo:margin-top="0in" fo:margin-bottom="0in" loext:contextual-spacing="false" fo:line-height="100%" fo:text-align="center" style:justify-single-word="false"/>
      <style:text-properties style:font-name="Arial Narrow" fo:font-size="8pt" style:font-name-asian="Calibri" style:font-size-asian="8pt" style:font-name-complex="Arial2" style:font-size-complex="8pt"/>
    </style:style>
    <style:style style:name="P28" style:family="paragraph" style:parent-style-name="Standard">
      <style:paragraph-properties fo:margin-top="0in" fo:margin-bottom="0in" loext:contextual-spacing="false" fo:line-height="100%"/>
      <style:text-properties style:font-name="Arial Narrow" fo:font-size="8pt" fo:font-weight="bold" style:font-name-asian="Calibri" style:font-size-asian="8pt" style:font-weight-asian="bold" style:font-name-complex="Arial2" style:font-size-complex="8pt" style:font-weight-complex="bold"/>
    </style:style>
    <style:style style:name="P29" style:family="paragraph" style:parent-style-name="Standard">
      <style:paragraph-properties fo:margin-top="0in" fo:margin-bottom="0in" loext:contextual-spacing="false" fo:line-height="100%" fo:text-align="center" style:justify-single-word="false"/>
      <style:text-properties style:font-name="Arial Narrow" fo:font-size="8pt" fo:font-weight="bold" style:font-name-asian="Calibri" style:font-size-asian="8pt" style:font-weight-asian="bold" style:font-name-complex="Arial2" style:font-size-complex="8pt"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Arial Narrow" fo:font-size="8pt" fo:font-weight="bold" style:font-name-asian="Calibri" style:font-size-asian="8pt" style:font-weight-asian="bold" style:font-name-complex="Arial2" style:font-size-complex="8pt"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style:font-name-asian="Calibri" style:font-size-asian="8pt" style:font-name-complex="Arial2" style:font-size-complex="8pt"/>
    </style:style>
    <style:style style:name="P32" style:family="paragraph" style:parent-style-name="Standard">
      <style:paragraph-properties fo:margin-top="0in" fo:margin-bottom="0in" loext:contextual-spacing="false" fo:line-height="100%" fo:text-align="justify" style:justify-single-word="false"/>
      <style:text-properties fo:color="#000000" style:font-name="Arial Narrow" fo:font-size="8pt" style:font-name-asian="Calibri" style:font-size-asian="8pt" style:font-name-complex="Arial2" style:font-size-complex="8pt"/>
    </style:style>
    <style:style style:name="P3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font-weight="bold" officeooo:paragraph-rsid="00193e61" style:font-name-asian="Times New Roman" style:font-size-asian="8pt" style:font-weight-asian="bold" style:font-name-complex="Arial2" style:font-size-complex="8pt" style:font-weight-complex="bold"/>
    </style:style>
    <style:style style:name="P34"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font-weight="bold" officeooo:paragraph-rsid="001a7228" style:font-name-asian="Times New Roman" style:font-size-asian="8pt" style:font-weight-asian="bold" style:font-name-complex="Arial2" style:font-size-complex="8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style:font-name="Arial1" fo:font-size="9pt" style:text-underline-style="solid" style:text-underline-width="auto" style:text-underline-color="font-color" officeooo:paragraph-rsid="0034dbca" fo:background-color="transparent" style:font-name-asian="Calibri" style:font-size-asian="9pt" style:font-name-complex="Arial2" style:font-size-complex="9pt"/>
    </style:style>
    <style:style style:name="P36"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32df8b" fo:background-color="transparent" style:font-name-asian="Calibri" style:font-size-asian="9pt" style:font-weight-asian="bold" style:font-name-complex="Arial2" style:font-size-complex="9pt" style:font-weight-complex="bold"/>
    </style:style>
    <style:style style:name="P37"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33ed62" fo:background-color="transparent" style:font-name-asian="Calibri" style:font-size-asian="9pt" style:font-weight-asian="bold" style:font-name-complex="Arial2" style:font-size-complex="9pt" style:font-weight-complex="bold"/>
    </style:style>
    <style:style style:name="P38" style:family="paragraph" style:parent-style-name="Standard">
      <style:paragraph-properties fo:margin-top="0in" fo:margin-bottom="0in" loext:contextual-spacing="false" fo:line-height="100%" fo:text-align="justify" style:justify-single-word="false"/>
      <style:text-properties style:font-name="Arial1" fo:font-size="9pt" fo:language="es" fo:country="ES" style:text-underline-style="solid" style:text-underline-width="auto" style:text-underline-color="font-color" officeooo:rsid="01274abb" officeooo:paragraph-rsid="0034dcb6" fo:background-color="transparent" style:font-name-asian="Calibri" style:font-size-asian="9pt" style:font-name-complex="Arial2" style:font-size-complex="9pt" style:font-weight-complex="bold"/>
    </style:style>
    <style:style style:name="P39" style:family="paragraph" style:parent-style-name="Standard">
      <style:paragraph-properties fo:margin-top="0in" fo:margin-bottom="0in" loext:contextual-spacing="false"/>
      <style:text-properties officeooo:paragraph-rsid="0032df8b"/>
    </style:style>
    <style:style style:name="P40" style:family="paragraph" style:parent-style-name="Standard">
      <style:paragraph-properties fo:margin-top="0in" fo:margin-bottom="0in" loext:contextual-spacing="false"/>
      <style:text-properties officeooo:paragraph-rsid="0033ed62"/>
    </style:style>
    <style:style style:name="P41" style:family="paragraph" style:parent-style-name="Standard">
      <style:paragraph-properties fo:margin-top="0in" fo:margin-bottom="0in" loext:contextual-spacing="false"/>
      <style:text-properties officeooo:paragraph-rsid="0034dbca"/>
    </style:style>
    <style:style style:name="P42" style:family="paragraph" style:parent-style-name="Standard">
      <style:paragraph-properties fo:margin-top="0in" fo:margin-bottom="0in" loext:contextual-spacing="false"/>
      <style:text-properties officeooo:paragraph-rsid="0034dcb6"/>
    </style:style>
    <style:style style:name="P43" style:family="paragraph" style:parent-style-name="Standard">
      <style:paragraph-properties fo:margin-top="0in" fo:margin-bottom="0in" loext:contextual-spacing="false" style:shadow="none">
        <style:tab-stops/>
      </style:paragraph-properties>
      <style:text-properties officeooo:paragraph-rsid="0032df8b"/>
    </style:style>
    <style:style style:name="P44" style:family="paragraph" style:parent-style-name="Standard">
      <style:paragraph-properties fo:margin-top="0in" fo:margin-bottom="0in" loext:contextual-spacing="false" style:shadow="none">
        <style:tab-stops/>
      </style:paragraph-properties>
      <style:text-properties officeooo:paragraph-rsid="0033ed62"/>
    </style:style>
    <style:style style:name="P45" style:family="paragraph" style:parent-style-name="Standard">
      <style:paragraph-properties fo:margin-top="0in" fo:margin-bottom="0in" loext:contextual-spacing="false" style:shadow="none">
        <style:tab-stops/>
      </style:paragraph-properties>
      <style:text-properties officeooo:paragraph-rsid="0034dbca"/>
    </style:style>
    <style:style style:name="P46" style:family="paragraph" style:parent-style-name="Standard">
      <style:paragraph-properties fo:margin-top="0in" fo:margin-bottom="0in" loext:contextual-spacing="false" style:shadow="none">
        <style:tab-stops/>
      </style:paragraph-properties>
      <style:text-properties officeooo:paragraph-rsid="0034dcb6"/>
    </style:style>
    <style:style style:name="P47" style:family="paragraph" style:parent-style-name="Standard">
      <style:paragraph-properties fo:margin-top="0in" fo:margin-bottom="0.111in" loext:contextual-spacing="false" fo:line-height="100%" fo:text-align="justify" style:justify-single-word="false"/>
    </style:style>
    <style:style style:name="P48" style:family="paragraph" style:parent-style-name="Standard">
      <style:paragraph-properties fo:margin-top="0in" fo:margin-bottom="0.111in" loext:contextual-spacing="false" fo:line-height="100%" fo:text-align="justify" style:justify-single-word="false"/>
      <style:text-properties officeooo:paragraph-rsid="0018772a"/>
    </style:style>
    <style:style style:name="P49" style:family="paragraph" style:parent-style-name="Standard">
      <style:paragraph-properties fo:margin-top="0in" fo:margin-bottom="0.111in" loext:contextual-spacing="false" fo:line-height="100%" fo:text-align="justify" style:justify-single-word="false"/>
      <style:text-properties officeooo:paragraph-rsid="003b2e11"/>
    </style:style>
    <style:style style:name="P50" style:family="paragraph" style:parent-style-name="Standard">
      <style:paragraph-properties fo:margin-top="0in" fo:margin-bottom="0.111in" loext:contextual-spacing="false" fo:line-height="100%" fo:text-align="justify" style:justify-single-word="false"/>
      <style:text-properties style:font-name="Arial Narrow" fo:font-size="8pt" style:font-name-asian="Calibri" style:font-size-asian="8pt" style:font-name-complex="Arial2" style:font-size-complex="8pt"/>
    </style:style>
    <style:style style:name="P51" style:family="paragraph" style:parent-style-name="Standard">
      <style:paragraph-properties fo:margin-top="0in" fo:margin-bottom="0.111in" loext:contextual-spacing="false" fo:line-height="100%" fo:text-align="center" style:justify-single-word="false"/>
      <style:text-properties style:font-name="Arial Narrow" fo:font-size="8pt" style:font-name-asian="Calibri" style:font-size-asian="8pt" style:font-name-complex="Arial2" style:font-size-complex="8pt"/>
    </style:style>
    <style:style style:name="P52" style:family="paragraph" style:parent-style-name="Standard">
      <style:paragraph-properties fo:margin-top="0in" fo:margin-bottom="0.111in" loext:contextual-spacing="false" fo:text-align="justify" style:justify-single-word="false"/>
      <style:text-properties style:font-name="Arial Narrow" fo:font-size="8pt" style:font-name-asian="Calibri" style:font-size-asian="8pt" style:font-name-complex="Arial2" style:font-size-complex="8pt"/>
    </style:style>
    <style:style style:name="P53" style:family="paragraph" style:parent-style-name="Standard">
      <style:paragraph-properties fo:margin-top="0in" fo:margin-bottom="0.111in" loext:contextual-spacing="false" fo:line-height="100%" fo:text-align="center" style:justify-single-word="false"/>
      <style:text-properties style:font-name="Arial Narrow" fo:font-size="8pt" fo:font-weight="bold" style:font-name-asian="Calibri" style:font-size-asian="8pt" style:font-weight-asian="bold" style:font-name-complex="Arial2" style:font-size-complex="8pt" style:font-weight-complex="bold"/>
    </style:style>
    <style:style style:name="P54" style:family="paragraph" style:parent-style-name="Standard">
      <style:paragraph-properties fo:margin-top="0in" fo:margin-bottom="0.111in" loext:contextual-spacing="false" fo:line-height="100%" fo:text-align="justify" style:justify-single-word="false"/>
      <style:text-properties style:font-name="Arial Narrow" fo:font-size="8pt" style:font-size-asian="8pt" style:font-name-complex="Arial2" style:font-size-complex="8pt"/>
    </style:style>
    <style:style style:name="P55"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style:font-name-asian="Calibri" style:font-size-asian="8pt" style:font-name-complex="Arial2" style:font-size-complex="8pt"/>
    </style:style>
    <style:style style:name="P56"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style:font-name-asian="Calibri" style:font-size-asian="8pt" style:font-name-complex="Arial2" style:font-size-complex="8pt"/>
    </style:style>
    <style:style style:name="P57"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style:font-name-asian="Calibri" style:font-size-asian="8pt" style:font-name-complex="Arial2" style:font-size-complex="8pt"/>
    </style:style>
    <style:style style:name="P58" style:family="paragraph" style:parent-style-name="Standard">
      <style:paragraph-properties style:shadow="none">
        <style:tab-stops/>
      </style:paragraph-properties>
      <style:text-properties officeooo:paragraph-rsid="002913b3"/>
    </style:style>
    <style:style style:name="P59" style:family="paragraph" style:parent-style-name="Standard">
      <style:paragraph-properties style:shadow="none">
        <style:tab-stops/>
      </style:paragraph-properties>
      <style:text-properties officeooo:paragraph-rsid="003550d1"/>
    </style:style>
    <style:style style:name="P60" style:family="paragraph" style:parent-style-name="Standard" style:master-page-name="Standard">
      <style:paragraph-properties style:page-number="auto" style:shadow="none">
        <style:tab-stops/>
      </style:paragraph-properties>
      <style:text-properties officeooo:paragraph-rsid="002913b3"/>
    </style:style>
    <style:style style:name="P61"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62" style:family="paragraph" style:parent-style-name="Standard">
      <style:paragraph-properties fo:margin-top="0in" fo:margin-bottom="0.111in" loext:contextual-spacing="false" fo:line-height="100%" fo:text-align="justify" style:justify-single-word="false"/>
      <style:text-properties officeooo:paragraph-rsid="0042d9db"/>
    </style:style>
    <style:style style:name="P63"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17c24a"/>
    </style:style>
    <style:style style:name="P64"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3550d1"/>
    </style:style>
    <style:style style:name="P65"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36a593"/>
    </style:style>
    <style:style style:name="P66"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18772a"/>
    </style:style>
    <style:style style:name="P67"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2" style:font-size-complex="8pt"/>
    </style:style>
    <style:style style:name="P68"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69"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0"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2" style:font-size-complex="8pt"/>
    </style:style>
    <style:style style:name="P71"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2"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3"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4"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5"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6" style:family="paragraph" style:parent-style-name="List_20_Paragraph" style:list-style-name="WWNum44">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P77"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style:font-name-asian="Calibri" style:font-size-asian="8pt" style:font-name-complex="Arial2" style:font-size-complex="8pt"/>
    </style:style>
    <style:style style:name="P78"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17c24a" fo:background-color="transparent"/>
    </style:style>
    <style:style style:name="P79"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officeooo:paragraph-rsid="0017d1cf" fo:background-color="transparent"/>
    </style:style>
    <style:style style:name="P80"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style>
    <style:style style:name="P81"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style>
    <style:style style:name="P82"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style>
    <style:style style:name="P83"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style:font-name-asian="Calibri" style:font-size-asian="8pt" style:font-name-complex="Arial2" style:font-size-complex="8pt"/>
    </style:style>
    <style:style style:name="T1" style:family="text">
      <style:text-properties style:font-name="Arial Narrow" fo:font-size="8pt" fo:language="es" fo:country="ES" style:font-size-asian="8pt" style:font-size-complex="8pt"/>
    </style:style>
    <style:style style:name="T2" style:family="text">
      <style:text-properties style:font-name="Arial Narrow" fo:font-size="8pt" fo:language="es" fo:country="ES" fo:font-weight="bold" officeooo:rsid="00d936c0" style:font-name-asian="Calibri" style:font-size-asian="8pt" style:font-weight-asian="bold" style:font-size-complex="8pt"/>
    </style:style>
    <style:style style:name="T3" style:family="text">
      <style:text-properties style:font-name="Arial Narrow" fo:font-size="8pt" style:font-size-asian="8pt" style:font-size-complex="8pt"/>
    </style:style>
    <style:style style:name="T4" style:family="text">
      <style:text-properties style:font-name="Arial Narrow" fo:font-size="8pt" style:font-size-asian="8pt" style:font-name-complex="Calibri" style:font-size-complex="9pt"/>
    </style:style>
    <style:style style:name="T5" style:family="text">
      <style:text-properties style:font-name="Arial Narrow" fo:font-size="8pt" style:font-size-asian="8pt" style:font-name-complex="Calibri" style:font-size-complex="8pt"/>
    </style:style>
    <style:style style:name="T6" style:family="text">
      <style:text-properties style:font-name="Arial Narrow" fo:font-size="8pt" style:font-size-asian="8pt" style:font-name-complex="Arial2" style:font-size-complex="8pt"/>
    </style:style>
    <style:style style:name="T7" style:family="text">
      <style:text-properties style:font-name="Arial Narrow" fo:font-size="8pt" fo:font-weight="bold" style:font-size-asian="8pt" style:font-weight-asian="bold" style:font-name-complex="Arial2" style:font-size-complex="8pt" style:font-weight-complex="bold"/>
    </style:style>
    <style:style style:name="T8" style:family="text">
      <style:text-properties style:font-name="Arial Narrow" fo:font-size="8pt" fo:font-weight="bold" style:font-name-asian="Calibri" style:font-size-asian="8pt" style:font-weight-asian="bold" style:font-name-complex="Arial2" style:font-size-complex="8pt" style:font-weight-complex="bold"/>
    </style:style>
    <style:style style:name="T9" style:family="text">
      <style:text-properties style:font-name="Arial Narrow" fo:font-size="8pt" fo:language="es" fo:country="none" style:font-size-asian="8pt" style:font-name-complex="Calibri" style:font-size-complex="8pt"/>
    </style:style>
    <style:style style:name="T10" style:family="text">
      <style:text-properties style:font-name="Arial Narrow" fo:font-size="8pt" style:font-name-asian="Calibri" style:font-size-asian="8pt" style:font-name-complex="Arial2" style:font-size-complex="8pt"/>
    </style:style>
    <style:style style:name="T11" style:family="text">
      <style:text-properties style:font-name="Arial Narrow" fo:font-size="8pt" officeooo:rsid="0018772a" style:font-name-asian="Calibri" style:font-size-asian="8pt" style:font-name-complex="Arial2" style:font-size-complex="8pt"/>
    </style:style>
    <style:style style:name="T12" style:family="text">
      <style:text-properties style:font-name="Arial Narrow" fo:font-size="8pt" style:font-name-asian="Calibri" style:font-size-asian="8pt" style:font-size-complex="8pt"/>
    </style:style>
    <style:style style:name="T13" style:family="text">
      <style:text-properties style:font-name="Arial Narrow" fo:font-size="8pt" style:font-name-asian="Times New Roman" style:font-size-asian="8pt" style:language-asian="es" style:country-asian="ES" style:font-name-complex="Arial2" style:font-size-complex="8pt"/>
    </style:style>
    <style:style style:name="T14" style:family="text">
      <style:text-properties style:font-name="Arial Narrow" fo:font-size="8pt" style:text-underline-style="solid" style:text-underline-width="auto" style:text-underline-color="font-color" style:font-name-asian="Calibri" style:font-size-asian="8pt" style:font-name-complex="Arial2" style:font-size-complex="8pt"/>
    </style:style>
    <style:style style:name="T15" style:family="text">
      <style:text-properties style:font-name="Arial Narrow" fo:font-size="8pt" style:text-underline-style="solid" style:text-underline-width="auto" style:text-underline-color="font-color" fo:font-weight="bold" style:font-name-asian="Calibri" style:font-size-asian="8pt" style:font-weight-asian="bold" style:font-name-complex="Arial2" style:font-size-complex="8pt" style:font-weight-complex="bold"/>
    </style:style>
    <style:style style:name="T16" style:family="text">
      <style:text-properties style:font-name="Arial Narrow" fo:font-size="8pt" style:text-underline-style="solid" style:text-underline-width="auto" style:text-underline-color="font-color" fo:font-weight="bold" officeooo:rsid="00193e61" style:font-name-asian="Calibri" style:font-size-asian="8pt" style:font-weight-asian="bold" style:font-name-complex="Arial2" style:font-size-complex="8pt" style:font-weight-complex="bold"/>
    </style:style>
    <style:style style:name="T17" style:family="text">
      <style:text-properties style:font-name="Arial Narrow" fo:font-size="8pt" fo:background-color="transparent" loext:char-shading-value="0" style:font-size-asian="8pt" style:font-name-complex="Arial2" style:font-size-complex="8pt"/>
    </style:style>
    <style:style style:name="T18" style:family="text">
      <style:text-properties style:font-name="Arial Narrow" fo:font-size="8pt" fo:background-color="transparent" loext:char-shading-value="0" style:font-name-asian="Calibri" style:font-size-asian="8pt" style:font-name-complex="Arial2" style:font-size-complex="8pt"/>
    </style:style>
    <style:style style:name="T19" style:family="text">
      <style:text-properties style:font-name="Arial Narrow" fo:font-size="6pt" officeooo:rsid="01274abb" style:font-size-asian="6pt" style:font-name-complex="Calibri" style:font-size-complex="6pt"/>
    </style:style>
    <style:style style:name="T20" style:family="text">
      <style:text-properties style:font-name="Arial Narrow" fo:font-size="6pt" officeooo:rsid="00d936c0" style:font-size-asian="6pt" style:font-size-complex="6pt"/>
    </style:style>
    <style:style style:name="T21" style:family="text">
      <style:text-properties fo:font-size="10pt" style:font-size-asian="10pt" style:font-name-complex="Calibri"/>
    </style:style>
    <style:style style:name="T22" style:family="text">
      <style:text-properties fo:color="#000000" style:font-name="Arial Narrow" fo:font-size="8pt" fo:letter-spacing="-0.0043in" fo:font-weight="normal" officeooo:rsid="001640f5" fo:background-color="transparent" loext:char-shading-value="0" style:font-size-asian="8pt" style:font-weight-asian="normal" style:font-name-complex="Arial2" style:font-size-complex="8pt" style:font-weight-complex="normal"/>
    </style:style>
    <style:style style:name="T23" style:family="text">
      <style:text-properties fo:color="#000000" style:font-name="Arial Narrow" fo:font-size="9pt" fo:letter-spacing="-0.0043in" fo:font-weight="bold" officeooo:rsid="001640f5" fo:background-color="transparent" loext:char-shading-value="0" style:font-name-asian="Calibri" style:font-size-asian="9pt" style:font-weight-asian="bold" style:font-name-complex="Arial2" style:font-size-complex="9pt" style:font-weight-complex="bold"/>
    </style:style>
    <style:style style:name="T24" style:family="text">
      <style:text-properties fo:color="#000000" style:font-name="Arial Narrow" fo:font-size="9pt" fo:font-weight="bold" style:font-size-asian="9pt" style:font-weight-asian="bold" style:font-name-complex="Arial2" style:font-size-complex="9pt"/>
    </style:style>
    <style:style style:name="T25" style:family="text">
      <style:text-properties fo:color="#000000" style:font-name="Arial1" fo:font-size="9pt" fo:language="es" fo:country="MX" fo:font-weight="bold" style:font-name-asian="Times New Roman" style:font-size-asian="9pt" style:rfc-language-tag-asian="es-419" style:language-asian="es" style:font-weight-asian="bold" style:font-name-complex="Calibri" style:font-size-complex="9pt" style:font-weight-complex="bold"/>
    </style:style>
    <style:style style:name="T26" style:family="text">
      <style:text-properties fo:color="#000000" style:font-name="Arial1" fo:font-size="9pt" fo:language="es" fo:country="MX" fo:font-weight="bold" officeooo:rsid="000c4c52" style:font-name-asian="Times New Roman" style:font-size-asian="9pt" style:rfc-language-tag-asian="es-419" style:language-asian="es" style:font-weight-asian="bold" style:font-name-complex="Calibri" style:font-size-complex="9pt" style:font-weight-complex="bold"/>
    </style:style>
    <style:style style:name="T27" style:family="text">
      <style:text-properties fo:color="#000000" style:font-name="Arial1" fo:font-size="9pt" fo:language="es" fo:country="MX" fo:font-weight="bold" officeooo:rsid="0017c24a" style:font-name-asian="Times New Roman" style:font-size-asian="9pt" style:rfc-language-tag-asian="es-419" style:language-asian="es" style:font-weight-asian="bold" style:font-name-complex="Calibri" style:font-size-complex="9pt" style:font-weight-complex="bold"/>
    </style:style>
    <style:style style:name="T28" style:family="text">
      <style:text-properties fo:color="#000000" style:font-name="Arial1" fo:font-size="9pt" fo:language="es" fo:country="MX"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29" style:family="text">
      <style:text-properties fo:color="#000000" style:font-name="Arial1" fo:font-size="9pt" fo:language="es" fo:country="MX" fo:font-weight="bold" officeooo:rsid="0018772a"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0" style:family="text">
      <style:text-properties fo:color="#000000" style:font-name="Arial1" fo:font-size="9pt" fo:language="es" fo:country="MX" fo:font-weight="bold" officeooo:rsid="000c4c52"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1" style:family="text">
      <style:text-properties fo:color="#000000" style:font-name="Arial1" fo:font-size="9pt" fo:language="es" fo:country="MX"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2" style:family="text">
      <style:text-properties fo:color="#000000" style:font-name="Arial Narrow1" fo:font-size="8pt" fo:language="es" fo:country="MX" fo:font-weight="bold" officeooo:rsid="0018772a"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3" style:family="text">
      <style:text-properties fo:color="#000000" style:font-name="Arial" fo:font-size="8pt" style:text-underline-style="solid" style:text-underline-width="auto" style:text-underline-color="font-color" fo:font-weight="bold" officeooo:rsid="0020aca5" style:font-name-asian="Times New Roman" style:font-size-asian="8pt" style:font-weight-asian="bold" style:font-name-complex="Arial2" style:font-size-complex="8pt" style:font-weight-complex="bold"/>
    </style:style>
    <style:style style:name="T34" style:family="text">
      <style:text-properties fo:color="#000000" style:font-name="Arial"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35" style:family="text">
      <style:text-properties style:use-window-font-color="true" style:font-name="Arial1" fo:font-size="9pt" style:rfc-language-tag="es-419" fo:language="es"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6" style:family="text">
      <style:text-properties style:use-window-font-color="true" style:font-name="Arial1" fo:font-size="9pt" fo:language="es" fo:country="ES" style:text-underline-style="none" fo:font-weight="bold" fo:background-color="transparent" loext:char-shading-value="0" style:font-name-asian="Calibri" style:font-size-asian="9pt" style:font-weight-asian="bold" style:font-name-complex="Arial2" style:font-size-complex="9pt" style:font-weight-complex="bold"/>
    </style:style>
    <style:style style:name="T37" style:family="text">
      <style:text-properties style:use-window-font-color="true" style:font-name="Arial Narrow" fo:font-size="8pt" fo:language="es" fo:country="MX" style:text-underline-style="none" fo:font-weight="bold" officeooo:rsid="001a3ee7" fo:background-color="transparent" loext:char-shading-value="0" style:font-name-asian="Calibri" style:font-size-asian="8pt" style:rfc-language-tag-asian="es-ES-u-co-trad" style:language-asian="es" style:country-asian="ES" style:font-weight-asian="bold" style:font-name-complex="Arial2" style:font-size-complex="8pt" style:font-weight-complex="bold"/>
    </style:style>
    <style:style style:name="T38" style:family="text">
      <style:text-properties style:use-window-font-color="true" style:font-name="Arial Narrow" fo:font-size="8pt" fo:language="es" fo:country="MX" style:text-underline-style="none" fo:font-weight="bold" officeooo:rsid="001a3ee7" fo:background-color="transparent" loext:char-shading-value="0" style:font-name-asian="Calibri" style:font-size-asian="8pt" style:rfc-language-tag-asian="es-419" style:language-asian="es" style:font-weight-asian="bold" style:font-name-complex="Arial2" style:font-size-complex="8pt" style:font-weight-complex="bold"/>
    </style:style>
    <style:style style:name="T39" style:family="text">
      <style:text-properties style:use-window-font-color="true" style:font-name="Arial Narrow" fo:font-size="8pt" fo:language="es" fo:country="MX" style:text-underline-style="none" fo:font-weight="bold" officeooo:rsid="003b68e9" fo:background-color="transparent" loext:char-shading-value="0" style:font-name-asian="Calibri" style:font-size-asian="8pt" style:rfc-language-tag-asian="es-419" style:language-asian="es" style:font-weight-asian="bold" style:font-name-complex="Arial2" style:font-size-complex="8pt" style:font-weight-complex="bold"/>
    </style:style>
    <style:style style:name="T40" style:family="text">
      <style:text-properties style:use-window-font-color="true" style:font-name="Arial Narrow" fo:font-size="8pt" fo:language="es" fo:country="MX" style:text-underline-style="none" fo:font-weight="normal" officeooo:rsid="003b68e9" fo:background-color="transparent" loext:char-shading-value="0" style:font-name-asian="Calibri" style:font-size-asian="8pt" style:rfc-language-tag-asian="es-419" style:language-asian="es" style:font-weight-asian="normal" style:font-name-complex="Arial2" style:font-size-complex="8pt" style:font-weight-complex="normal"/>
    </style:style>
    <style:style style:name="T41" style:family="text">
      <style:text-properties style:font-name="Arial" fo:font-size="8pt" fo:font-weight="bold" style:font-name-asian="Times New Roman" style:font-size-asian="8pt" style:font-weight-asian="bold" style:font-name-complex="Arial2" style:font-size-complex="8pt" style:font-weight-complex="bold"/>
    </style:style>
    <style:style style:name="T42" style:family="text">
      <style:text-properties style:font-name="Arial" fo:font-size="8pt" fo:font-weight="bold" officeooo:rsid="0020aca5" style:font-name-asian="Times New Roman" style:font-size-asian="8pt" style:font-weight-asian="bold" style:font-name-complex="Arial2" style:font-size-complex="8pt" style:font-weight-complex="bold"/>
    </style:style>
    <style:style style:name="T43" style:family="text">
      <style:text-properties style:font-name="Arial"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44" style:family="text">
      <style:text-properties style:font-name="Arial" fo:font-size="8pt" fo:letter-spacing="-0.0043in" fo:font-weight="bold" style:font-name-asian="Times New Roman" style:font-size-asian="8pt" style:font-weight-asian="bold" style:font-name-complex="Arial2" style:font-size-complex="8pt" style:font-weight-complex="bold"/>
    </style:style>
    <style:style style:name="T45" style:family="text">
      <style:text-properties style:font-name="Arial1" fo:font-size="9pt" style:text-underline-style="solid" style:text-underline-width="auto" style:text-underline-color="font-color" fo:font-weight="bold" fo:background-color="transparent" loext:char-shading-value="0" style:font-name-asian="Calibri" style:font-size-asian="9pt" style:font-weight-asian="bold" style:font-name-complex="Arial2" style:font-size-complex="9pt" style:font-weight-complex="bold"/>
    </style:style>
    <style:style style:name="T46" style:family="text">
      <style:text-properties style:font-name="Arial1" fo:font-size="11pt" officeooo:rsid="00d2f3b4" style:font-size-asian="11pt" style:font-size-complex="11pt"/>
    </style:style>
    <style:style style:name="T47" style:family="text">
      <style:text-properties style:font-name="Arial1" fo:font-size="6pt" officeooo:rsid="00d2f3b4" style:font-size-asian="6pt" style:font-size-complex="6pt"/>
    </style:style>
    <style:style style:name="T48" style:family="text">
      <style:text-properties style:font-name="Arial1" fo:font-size="10pt" style:rfc-language-tag="es-419" fo:language="es" fo:font-weight="bold" officeooo:rsid="001cc335" fo:background-color="transparent" loext:char-shading-value="0" style:font-name-asian="Times New Roman" style:font-size-asian="10pt" style:font-weight-asian="bold" style:font-name-complex="Arial2" style:font-size-complex="10pt" style:font-weight-complex="bold"/>
    </style:style>
    <style:style style:name="T49" style:family="text">
      <style:text-properties fo:font-weight="bold" style:font-weight-asian="bold" style:font-weight-complex="bold"/>
    </style:style>
    <style:style style:name="T50" style:family="text">
      <style:text-properties fo:font-size="6pt" style:font-size-asian="6pt" style:font-size-complex="6pt"/>
    </style:style>
    <style:style style:name="T51" style:family="text">
      <style:text-properties fo:font-size="6pt" officeooo:rsid="01274abb" style:font-size-asian="6pt" style:font-size-complex="6pt"/>
    </style:style>
    <style:style style:name="T52" style:family="text">
      <style:text-properties fo:font-size="6pt" officeooo:rsid="00d936c0" style:font-size-asian="6pt" style:font-size-complex="6pt"/>
    </style:style>
    <style:style style:name="T53" style:family="text">
      <style:text-properties fo:background-color="transparent" loext:char-shading-value="0"/>
    </style:style>
    <style:style style:name="T54" style:family="text">
      <style:text-properties fo:font-variant="normal" fo:text-transform="none" fo:color="#000000" fo:letter-spacing="normal" fo:font-style="normal" fo:font-weight="bold" fo:background-color="transparent" loext:char-shading-value="0" style:font-name-asian="Times New Roman" style:rfc-language-tag-asian="es-419" style:language-asian="es"/>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ocupation" text:name="py3o.obj.partner_id.ocupation"/>
        <text:user-field-decl office:value-type="string" office:string-value="email" text:name="py3o.obj.partner_id.email"/>
        <text:user-field-decl office:value-type="string" office:string-value="vat" text:name="py3o.obj.partner_id.vat"/>
        <text:user-field-decl office:value-type="string" office:string-value="loan_amount_txt" text:name="py3o.obj.loan_amount_txt"/>
        <text:user-field-decl office:value-type="string" office:string-value="month" text:name="py3o.obj.loan_period.month"/>
        <text:user-field-decl office:value-type="string" office:string-value="int_rate_txt" text:name="py3o.obj.int_rate_txt"/>
        <text:user-field-decl office:value-type="string" office:string-value="user_id" text:name="py3o.obj.account.id.user_id.name"/>
        <text:user-field-decl office:value-type="string" office:string-value="total_installment" text:name="py3o.obj.account.loan.total_installmen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loan_id" text:name="py3o.objects.loan_id"/>
        <text:user-field-decl office:value-type="string" office:string-value="partner_id.curp" text:name="py3o.objects.partner_id.ind_curp"/>
        <text:user-field-decl office:value-type="string" office:string-value="company_id.acc_clabe" text:name="py3o.obj.journal_repayment_id.bank_account_id.acc_clabe"/>
        <text:user-field-decl office:value-type="string" office:string-value="user_id.comercial" text:name="py3o.obj.user_id.name"/>
        <text:user-field-decl office:value-type="string" office:string-value="month" text:name="py3o.obj.month"/>
      </text:user-field-decls>
      <text:section text:style-name="Sect1" text:name="TextSection">
        <text:p text:style-name="P60"><text:a xlink:type="simple" xlink:href="py3o://for=%22obj%20in%20objects%22" text:style-name="Internet_20_link" text:visited-style-name="Visited_20_Internet_20_Link"><text:span text:style-name="T46">for="obj in objects"</text:span></text:a></text:p>
        <text:p text:style-name="P58"><text:a xlink:type="simple" xlink:href="py3o://with=%22lang=obj.partner_id.lang%20or%20'en_US'%22" text:style-name="Internet_20_link" text:visited-style-name="Visited_20_Internet_20_Link"><text:span text:style-name="T46">with="lang=obj.partner_id.lang or 'en_US'"</text:span></text:a></text:p>
        <text:p text:style-name="P15"><text:a xlink:type="simple" xlink:href="py3o://with=%22o=obj.with_context(lang=lang)%22" text:style-name="Internet_20_link" text:visited-style-name="Visited_20_Internet_20_Link"><text:span text:style-name="T2">with="o=obj.with_context(lang=lang)"</text:span></text:a></text:p>
        <text:p text:style-name="P59"><text:span text:style-name="T7">CONTRATO DE APERTURA DE CRÉDITO SIMPLE NÚMERO </text:span><text:span text:style-name="Fuente_20_de_20_párrafo_20_predeter."><text:span text:style-name="T34"><text:user-field-get text:name="py3o.objects.loan_id">loan_id</text:user-field-get></text:span></text:span><text:span text:style-name="T42"><text:s/></text:span><text:span text:style-name="T7">QUE CELEBRAN:</text:span></text:p>
        <text:list xml:id="list188219041" text:style-name="WWNum34">
          <text:list-item>
            <text:p text:style-name="P63"><text:bookmark-start text:name="_Hlk31851732"/><text:span text:style-name="T9">CREDIHOY FINANCIERA, </text:span><text:bookmark-end text:name="_Hlk31851732"/><text:span text:style-name="T5">SOCIEDAD ANÓNIMA DE CAPITAL VARIABLE, SOCIEDAD FINANCIERA DE OBJETO MÚLTIPLE, ENTIDAD NO REGULADA, REPRESENTADA POR SU(S) APODERADO(S) LEGAL(ES), A QUIEN SE LE DENOMINARÁ COMO “ACREDITANTE”;</text:span></text:p>
          </text:list-item>
          <text:list-item>
            <text:p text:style-name="P64"><text:span text:style-name="T44"><text:user-field-get text:name="py3o.obj.partner_id.name">partner_id</text:user-field-get></text:span><text:span text:style-name="T44"><text:s/></text:span><text:span text:style-name="T5">, A QUIEN SE DENOMINARÁ COMO “EL ACREDITADO”, y;</text:span></text:p>
          </text:list-item>
          <text:list-item>
            <text:p text:style-name="P64"><text:span text:style-name="Fuente_20_de_20_párrafo_20_predeter."><text:span text:style-name="T34"><text:user-field-get text:name="py3o.objects.proof_1.name">proof_1.name</text:user-field-get></text:span></text:span><text:span text:style-name="Fuente_20_de_20_párrafo_20_predeter."><text:span text:style-name="T22"><text:s/></text:span></text:span><text:span text:style-name="T5">, COMO AVAL U OBLIGADO SOLIDARIO, DEL CRÉDITO.</text:span><text:bookmark text:name="_Hlk35343002"/></text:p>
          </text:list-item>
        </text:list>
        <text:p text:style-name="P5"><text:span text:style-name="T5">TODOS LOS ANTERIORES EN FORMA CONJUNTA SERÁN DESIGNADOS COMO “LAS PARTES”, DE CONFORMIDAD CON LAS DECLARACIONES, CONDICIONES Y CLÁUSULAS SIGUIENTES</text:span><text:bookmark text:name="_Hlk35343184"/><text:span text:style-name="T5">:</text:span></text:p>
        <text:p text:style-name="P39"><text:a xlink:type="simple" xlink:href="py3o:///with" text:style-name="Internet_20_link" text:visited-style-name="Visited_20_Internet_20_Link"><text:span text:style-name="T50">/with</text:span></text:a></text:p>
        <text:p text:style-name="P39"><text:a xlink:type="simple" xlink:href="py3o:///with" text:style-name="Internet_20_link" text:visited-style-name="Visited_20_Internet_20_Link"><text:span text:style-name="T50">/with</text:span></text:a></text:p>
        <text:p text:style-name="P11"><text:a xlink:type="simple" xlink:href="py3o:///for" text:style-name="Internet_20_link" text:visited-style-name="Visited_20_Internet_20_Link"><text:span text:style-name="T19">/for</text:span></text:a></text:p>
      </text:section>
      <text:section text:style-name="Sect2" text:name="Sección2">
        <text:p text:style-name="P43"><text:a xlink:type="simple" xlink:href="py3o://for=%22obj%20in%20objects%22" text:style-name="Internet_20_link" text:visited-style-name="Visited_20_Internet_20_Link"><text:span text:style-name="T47">for="obj in objects"</text:span></text:a></text:p>
        <text:p text:style-name="P43"><text:a xlink:type="simple" xlink:href="py3o://with=%22lang=obj.partner_id.lang%20or%20'en_US'%22" text:style-name="Internet_20_link" text:visited-style-name="Visited_20_Internet_20_Link"><text:span text:style-name="T47">with="lang=obj.partner_id.lang or 'en_US'"</text:span></text:a></text:p>
        <text:p text:style-name="P36"><text:a xlink:type="simple" xlink:href="py3o://with=%22o=obj.with_context(lang=lang)%22" text:style-name="Internet_20_link" text:visited-style-name="Visited_20_Internet_20_Link"><text:span text:style-name="T52">with="o=obj.with_context(lang=lang)"</text:span></text:a></text:p>
        <text:p text:style-name="P53">ANTECEDENTES</text:p>
        <text:p text:style-name="P50">PRIMERO. Con anterioridad a la celebración del presente contrato, EL ACREDITADO, a través de la Solicitud de Crédito, que formuló y firmó (en lo sucesivo la “Solicitud”) requirió al ACREDITANTE, el otorgamiento de un crédito simple, en moneda nacional (en lo sucesivo el “Crédito”).</text:p>
        <text:p text:style-name="P50">SEGUNDO. EL ACREDITANTE, previa revisión y análisis de la Solicitud realizada por EL ACREDITADO, así como de la demás información y documentación que fuera proporcionada y presentada por éste, autorizó la Solicitud a favor del ACREDITADO.</text:p>
        <text:p text:style-name="P53">DECLARACIONES</text:p>
        <text:p text:style-name="P50">I. DECLARA EL ACREDITANTE, QUE:</text:p>
        <text:list xml:id="list2612649635" text:style-name="WWNum37">
          <text:list-item>
            <text:p text:style-name="P67">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67">Sus representantes legales cuentan con las facultades necesarias para la celebración del presente contrato, las cuales no le han sido revocadas, modificadas ni limitadas en forma alguna.</text:p>
          </text:list-item>
          <text:list-item>
            <text:p text:style-name="P67">Su domicilio para todos los efectos del presente contrato es el ubicado en Blvd. Lázaro Cárdenas 3198, interior 2, Fraccionamiento Villa Verde, C.P. 21395, Mexicali, Baja California.</text:p>
          </text:list-item>
          <text:list-item>
            <text:p text:style-name="P67">Es su deseo otorgar en favor del ACREDITADO un crédito en los términos de las disposiciones contenidas en el presente Contrato.</text:p>
          </text:list-item>
          <text:list-item>
            <text:p text:style-name="P67">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67">Su página de internet es: www.credihoy.mx</text:p>
          </text:list-item>
          <text:list-item>
            <text:p text:style-name="P67">El presente contrato fue debidamente registrado mediante el portal del Registro de Contratos de Adhesión de la Comisión Nacional para Protección y Defensa de los Usuarios de Servicios Financieros bajo el número: <text:span text:style-name="T54">15378-439-033015/01-01461-0420</text:span></text:p>
          </text:list-item>
        </text:list>
        <text:p text:style-name="P21"/>
        <text:p text:style-name="P50">II. DECLARA EL ACREDITADO, QUE:</text:p>
        <text:list xml:id="list201919185285281" text:continue-numbering="true" text:style-name="WWNum37">
          <text:list-item>
            <text:p text:style-name="P6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item>
            <text:p text:style-name="P65"><text:span text:style-name="T6">Su Registro Federal de Contribuyentes es </text:span><text:span text:style-name="T43"><text:user-field-get text:name="py3o.obj.partner_id.vat">vat</text:user-field-get></text:span><text:span text:style-name="T6">.</text:span></text:p>
          </text:list-item>
          <text:list-item>
            <text:p text:style-name="P65"><text:span text:style-name="T6">Su Clave Única de Registro de Población (CURP) ES: </text:span><text:span text:style-name="T24"><text:user-field-get text:name="py3o.objects.partner_id.ind_curp">partner_id.curp</text:user-field-get></text:span></text:p>
          </text:list-item>
          <text:list-item>
            <text:p text:style-name="P66"><text:span text:style-name="T6">Para los efectos del presente co</text:span><text:span text:style-name="T17">ntrato, así como para asuntos judiciales como extrajudiciales, señala como su domicilio el ubicado en: </text:span><text:span text:style-name="T28"><text:user-field-get text:name="py3o.objects.partner_id.street">partner_id.street</text:user-field-get></text:span><text:span text:style-name="T28"><text:s/></text:span><text:span text:style-name="T28"><text:user-field-get text:name="py3o.objects.partner_id.colonia_id.name">colonia_id</text:user-field-get></text:span><text:span text:style-name="T28"><text:s/></text:span><text:span text:style-name="T28"><text:user-field-get text:name="py3o.objects.partner_id.municipio_id.name">municipio_id</text:user-field-get></text:span><text:span text:style-name="T28"><text:s/></text:span><text:span text:style-name="T29">C.P. </text:span><text:span text:style-name="T30"><text:user-field-get text:name="py3o.objects.partner_id.zip_id.name">zip_id</text:user-field-get></text:span><text:span text:style-name="T30"><text:s/></text:span><text:span text:style-name="T30"><text:user-field-get text:name="py3o.objects.partner_id.state_id.name">partner_id.state_id</text:user-field-get></text:span><text:span text:style-name="T17">.</text:span></text:p>
          </text:list-item>
          <text:list-item>
            <text:p text:style-name="P67">Ha solicitado al ACREDITANTE un crédito, que se otorga en términos de las disposiciones contenidas en el apartado de CLÁUSULAS de este contrato, para el destino que se establece en la CARÁTULA DEL CRÉDITO del presente contrato que forma parte integral de éste.</text:p>
          </text:list-item>
          <text:list-item>
            <text:p text:style-name="P67">EL ACREDITANTE, ha hecho de su conocimiento antes de la firma del presente contrato, el contenido de este y de todos los documentos que serán suscritos como anexos y pagaré, los descuentos y bonificaciones a que se tiene derecho, así como el Costo Anual Total (CAT) que para fines informativos y de comparación exclusivamente se incluye en el presente contrato.</text:p>
          </text:list-item>
          <text:list-item>
            <text:p text:style-name="P67">Autoriza expresamente al ACREDITANTE para que por conducto de sus funcionarios facultados lleve a cabo investigaciones, sobre su comportamiento crediticio en las sociedades de Información Crediticia que estime conveniente.</text:p>
          </text:list-item>
          <text:list-item>
            <text:p text:style-name="P67">Destinará el importe del crédito a actividades lícitas, no contraviniendo ninguna norma en materia de lavado de dinero y demás actos sancionados por la legislación actual vigente.</text:p>
          </text:list-item>
        </text:list>
        <text:p text:style-name="P4"/>
        <text:p text:style-name="P4">III. DECLARA, EL OBLIGADO SOLIDARIO y AVAL bajo protesta de decir verdad que: </text:p>
        <text:list xml:id="list3803068732" text:style-name="WWNum35">
          <text:list-item>
            <text:p text:style-name="P70">Es mexicano por nacimiento, mayor de edad, con plena capacidad de goce y de ejercicio y con capacidad de entender, por lo que puede comprometerse en los términos del presente Contrato.</text:p>
          </text:list-item>
          <text:list-item>
            <text:p text:style-name="P70">No tiene impedimento legal alguno que constituya un obstáculo para la celebración de este Contrato.</text:p>
          </text:list-item>
          <text:list-item>
            <text:p text:style-name="P70">Estar plenamente consciente de los derechos y obligaciones que por este medio contrae como obligado solidario, así como de los términos y las condiciones <text:span text:style-name="T53">estipuladas en el presente contrato.</text:span></text:p>
          </text:list-item>
          <text:list-item>
            <text:p text:style-name="P78"><text:span text:style-name="T13">Para los efectos del presente contrato señala como su domicilio el ubicado en: <text:s/></text:span><text:span text:style-name="T25"><text:user-field-get text:name="py3o.objects.partner_id.street">partner_id.street</text:user-field-get></text:span><text:span text:style-name="T25"><text:s text:c="2"/></text:span><text:span text:style-name="T25"><text:user-field-get text:name="py3o.objects.partner_id.colonia_id.name">colonia_id</text:user-field-get></text:span><text:span text:style-name="T25"><text:s/></text:span><text:span text:style-name="T25"><text:user-field-get text:name="py3o.objects.partner_id.municipio_id.name">municipio_id</text:user-field-get></text:span><text:span text:style-name="T25"><text:s/></text:span><text:span text:style-name="T27">C.P. </text:span><text:span text:style-name="T26"><text:user-field-get text:name="py3o.objects.partner_id.zip_id.name">zip_id</text:user-field-get></text:span><text:span text:style-name="T26"><text:s/></text:span><text:span text:style-name="T26"><text:user-field-get text:name="py3o.objects.partner_id.state_id.name">partner_id.state_id</text:user-field-get></text:span></text:p>
          </text:list-item>
          <text:list-item>
            <text:p text:style-name="P79"><text:span text:style-name="T13">Señala como su correo electrónico para efectos del contrato el siguiente </text:span><text:span text:style-name="T43"><text:user-field-get text:name="py3o.obj.partner_id.email">email</text:user-field-get></text:span><text:span text:style-name="T13">.</text:span></text:p>
          </text:list-item>
          <text:list-item>
            <text:p text:style-name="P70">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70">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70">Que le fue informado el costo anual total del contrato.</text:p>
          </text:list-item>
        </text:list>
        <text:p text:style-name="P51">DEFINICIONES</text:p>
        <text:p text:style-name="P50">Para efectos del presente Contrato, se entiende por:</text:p>
        <text:list xml:id="list128196159" text:style-name="WWNum40">
          <text:list-item>
            <text:p text:style-name="P71">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text:soft-page-break/>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71">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71">CRÉDITO. El monto que EL ACREDITADO disponga en los términos de este contrato será destinado para lo que se establezca en la carátula del presente contrato.</text:p>
          </text:list-item>
          <text:list-item>
            <text:p text:style-name="P71">ACCESORIOS. Cualquiera de las prestaciones, gastos, primas de seguros y/o demás erogaciones en que incurra EL ACREDITADO con relación a este contrato.</text:p>
          </text:list-item>
          <text:list-item>
            <text:p text:style-name="P71">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71">CAT. Costo Anual Total de financiamiento expresado en términos porcentuales anuales que, para fines informativos y de comparación, incorpora la totalidad de los costos y gastos inherentes a los créditos. </text:p>
          </text:list-item>
          <text:list-item>
            <text:p text:style-name="P71">CAPACIDAD DE PAGO. Monto máximo de liquidez mensual del ACREDITADO tomando como base su ingreso bruto mensual menos los compromisos financieros de acuerdo con las políticas de crédito establecidas por EL ACREDITANTE.</text:p>
          </text:list-item>
          <text:list-item>
            <text:p text:style-name="P71">CONDUSEF. Comisión Nacional para la Protección y Defensa de los Usuarios de los Servicios financieros.</text:p>
          </text:list-item>
          <text:list-item>
            <text:p text:style-name="P71">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71">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77">IMPORTE DEL CRÉDITO. Monto indicado en la Carátula que, respecto del Crédito y, conforme al Contrato, será otorgado a EL ACREDITADO por EL ACREDITANTE.</text:p>
          </text:list-item>
          <text:list-item>
            <text:p text:style-name="P77">IMPORTE TOTAL DEL CRÉDITO. Será la adición del importe de la Tasa de Interés Ordinario del Crédito, así como del importe del IVA de la Tasa de Interés Ordinario del Crédito. El Importe Total del Crédito será el importe que EL ACREDITADO debe pagar al ACREDITANTE a través de las Parcialidades. El Importe Total del Crédito se indica en la Carátula.</text:p>
          </text:list-item>
          <text:list-item>
            <text:p text:style-name="P77">I.V.A. de la Tasa de Interés Ordinario del Crédito. Es el Impuesto al Valor Agregado (IVA) que, conforme a las disposiciones legales aplicables, será sumado al importe de la Tasa de Interés Ordinario del Crédito. El importe del IVA de la Tasa de Interés Ordinario del Crédito será pagado por EL ACREDITADO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p>
          </text:list-item>
          <text:list-item>
            <text:p text:style-name="P77">PAGO ADELANTADO. Al pago parcial o total, que aún no es exigible, aplicado a cubrir pagos periódicos del crédito respectivo, inmediatos siguientes.</text:p>
          </text:list-item>
          <text:list-item>
            <text:p text:style-name="P77">PAGO ANTICIPADO. Al pago parcial o total del Saldo Insoluto de un crédito, antes de la fecha en que sea exigible.</text:p>
          </text:list-item>
          <text:list-item>
            <text:p text:style-name="P80"><text:span text:style-name="T10">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3"> </text:span></text:p>
          </text:list-item>
        </text:list>
        <text:p text:style-name="P7"/>
        <text:p text:style-name="P7">Así mismo, las PARTES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p>
        <text:p text:style-name="P50">Expuesto los ANTECEDENTES, DECLARACIONES y DEFINICIONES anteriores, las PARTES otorgan y se sujetan a las siguientes:</text:p>
        <text:p text:style-name="P53">CLÁUSULAS</text:p>
        <text:p text:style-name="P47"><text:span text:style-name="T8">PRIMERA. INFORMACIÓN DEL CRÉDITO</text:span><text:span text:style-name="T10">. Las PARTES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48"><text:span text:style-name="T8">SEGUNDA. OBJETO. </text:span><text:span text:style-name="T10">Con sujeción a los términos del presente contrato, EL ACREDITANTE apertura en este acto en favor del ACREDITADO un Crédito bajo la forma de Crédito Simple por la cantidad d</text:span><text:span text:style-name="T18">e $</text:span><text:span text:style-name="T35"><text:text-input text:description="py3o://function=&quot;o_format_lang(o.loan_amount,lang_code=lang)&quot;">[loan_amount]</text:text-input></text:span><text:span text:style-name="T18"> ([</text:span><text:span text:style-name="T45"><text:user-field-get text:name="py3o.obj.loan_amount_txt">loan_amount_txt</text:user-field-get></text:span><text:span text:style-name="T18">), bajo el rubro “Monto del Crédito”.</text:span></text:p>
        <text:p text:style-name="P50">En el Monto del Crédito no quedan comprendidos intereses, gastos y demás accesorios financieros.</text:p>
        <text:p text:style-name="P47"><text:span text:style-name="T8">TERCERA. COSTO ANUAL TOTAL</text:span><text:span text:style-name="T10">.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39"><text:a xlink:type="simple" xlink:href="py3o:///with" text:style-name="Internet_20_link" text:visited-style-name="Visited_20_Internet_20_Link"><text:span text:style-name="T50">/with</text:span></text:a></text:p>
        <text:p text:style-name="P39"><text:a xlink:type="simple" xlink:href="py3o:///with" text:style-name="Internet_20_link" text:visited-style-name="Visited_20_Internet_20_Link"><text:span text:style-name="T50">/with</text:span></text:a></text:p>
        <text:p text:style-name="P11"><text:a xlink:type="simple" xlink:href="py3o:///for" text:style-name="Internet_20_link" text:visited-style-name="Visited_20_Internet_20_Link"><text:span text:style-name="T19">/for</text:span></text:a></text:p>
        <text:p text:style-name="P25">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p text:style-name="P24"/>
        <text:p text:style-name="P24">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24"/>
        <text:p text:style-name="P47"><text:span text:style-name="T8">CUARTA. DESTINO DEL CRÉDITO. </text:span><text:span text:style-name="T10">EL ACREDITADO invertirá el dispondrá del Crédito para los fines establecidos en la Solicitud de Crédito y Formato de Identificación y Conocimiento del Cliente, formulada y firmada previo al otorgamiento del crédito.</text:span></text:p>
        <text:p text:style-name="P50">EL ACREDITADO expone que el destino del Importe del Crédito es y será lícito.</text:p>
        <text:p text:style-name="P47"><text:soft-page-break/><text:span text:style-name="T8">QUINTA. DISPOSICIÓN DEL IMPORTE DEL CRÉDITO</text:span><text:span text:style-name="T10">. LAS PARTES acuerdan que la totalidad del Crédito se hará en una sola disposición, mediante trasferencia electrónica a la cuenta que EL ACREDITADO proporcione, dentro de un plazo que no excederá de los 30 (treinta) días naturales, contados a partir de la fecha de firma de este contrato. El derecho para disponer del Crédito por parte del ACREDITADO estará sujeto a la suscripción y entrega del pagaré mencionado en este contrato.</text:span></text:p>
        <text:p text:style-name="P44"><text:a xlink:type="simple" xlink:href="py3o://for=%22obj%20in%20objects%22" text:style-name="Internet_20_link" text:visited-style-name="Visited_20_Internet_20_Link"><text:span text:style-name="T47">for="obj in objects"</text:span></text:a></text:p>
        <text:p text:style-name="P44"><text:a xlink:type="simple" xlink:href="py3o://with=%22lang=obj.partner_id.lang%20or%20'en_US'%22" text:style-name="Internet_20_link" text:visited-style-name="Visited_20_Internet_20_Link"><text:span text:style-name="T47">with="lang=obj.partner_id.lang or 'en_US'"</text:span></text:a></text:p>
        <text:p text:style-name="P37"><text:a xlink:type="simple" xlink:href="py3o://with=%22o=obj.with_context(lang=lang)%22" text:style-name="Internet_20_link" text:visited-style-name="Visited_20_Internet_20_Link"><text:span text:style-name="T20">with="o=obj.with_context(lang=lang)"</text:span></text:a></text:p>
        <text:p text:style-name="P62"><text:span text:style-name="T8">SEXTA. PLAZO DEL CRÉDITO. </text:span><text:span text:style-name="T10">El plazo del CRÉDITO es </text:span><text:span text:style-name="T11">de </text:span><text:span text:style-name="T37"><text:user-field-get text:name="py3o.obj.month">month</text:user-field-get></text:span><text:span text:style-name="T38"><text:s/></text:span><text:span text:style-name="T40">meses</text:span><text:span text:style-name="T39"> </text:span><text:span text:style-name="T32"><text:s/></text:span><text:span text:style-name="T10">(“plazo del crédito”), mismo que empezará a contarse a partir de la fecha de disposición del CRÉDITO.</text:span></text:p>
        <text:p text:style-name="P47"><text:span text:style-name="T8">SEPTIMA. FECHAS Y MEDIOS DE PAGO.</text:span><text:span text:style-name="T10"> EL ACREDITADO se obliga a pagar al ACREDITANTE el importe del crédito, intereses e impuestos conforme a lo pactado en el contrato.</text:span></text:p>
        <text:p text:style-name="P50">El pago se realizará de acuerdo con las fechas, periodos y montos establecidos en la “TABLA DE AMORTIZACION”.</text:p>
        <text:p text:style-name="P50">Los pagos se realizarán en fecha, periodo y montos establecidos, independientemente de los abonos voluntarios que realice EL ACREDITADO, de acuerdo con el tipo de moneda nacional o extranjera (dólares americanos, al tipo de cambio vigente a la fecha de pago).</text:p>
        <text:p text:style-name="P49"><text:span text:style-name="T10">Todos los pagos que deba efectuar EL ACREDITADO en favor del ACREDITANTE, se llevarán a cabo sin necesidad de previo requerimiento, </text:span><text:span text:style-name="T6">por depósito o transferencia en la cuenta bancaria número </text:span><text:span text:style-name="Fuente_20_de_20_párrafo_20_predeter."><text:span text:style-name="T41"><text:user-field-get text:name="py3o.obj.journal_repayment_id.bank_account_id.acc_number">repayment_bank_num</text:user-field-get></text:span></text:span><text:span text:style-name="Fuente_20_de_20_párrafo_20_predeter."><text:span text:style-name="T41">,</text:span></text:span><text:span text:style-name="T6"> CLABE </text:span><text:span text:style-name="Fuente_20_de_20_párrafo_20_predeter."><text:span text:style-name="T48"><text:user-field-get text:name="py3o.obj.journal_repayment_id.bank_account_id.acc_clabe">company_id.acc_clabe</text:user-field-get></text:span></text:span><text:span text:style-name="T6"><text:s/>abierta en la Institución de Crédito </text:span><text:span text:style-name="Fuente_20_de_20_párrafo_20_predeter."><text:span text:style-name="T41"><text:user-field-get text:name="py3o.obj.journal_repayment_id.bank_id.name">repayment_bank</text:user-field-get></text:span></text:span><text:span text:style-name="Fuente_20_de_20_párrafo_20_predeter."><text:span text:style-name="T41">,</text:span></text:span><text:span text:style-name="T6"> abierta a favor del ACREDITANTE</text:span><text:span text:style-name="T10">. </text:span></text:p>
        <text:p text:style-name="P50">Cuando la fecha de pago corresponda a un día inhábil, ésta se recorrerá al día hábil siguiente, sin que proceda el cobro de Comisiones o intereses moratorios.</text:p>
        <text:p text:style-name="P47"><text:span text:style-name="T8">OCTAVA. FECHA DE ACREDITACIÓN</text:span><text:span text:style-name="T10">. Cualquier pago que, en términos del Contrato, sea realizado por EL ACREDITADO o por cuenta de éste, se acreditará de acuerdo con el medio de pago que se utilice en cada caso: </text:span></text:p>
        <text:list xml:id="list3842211276" text:style-name="WWNum41">
          <text:list-item>
            <text:p text:style-name="P72">Depósito en efectivo: Se acreditará el mismo día. </text:p>
          </text:list-item>
          <text:list-item>
            <text:p text:style-name="P72">Cheque del mismo banco depositado en la cuenta especificada: Se acreditará el mismo día. </text:p>
          </text:list-item>
          <text:list-item>
            <text:p text:style-name="P72">Cheque de otro banco depositado en la cuenta especificada: Se acreditará al día hábil siguiente. </text:p>
          </text:list-item>
          <text:list-item>
            <text:p text:style-name="P72">Domiciliación: Se acreditará en la fecha que se acuerde con EL ACREDITANTE o en la fecha límite del pago del crédito. </text:p>
          </text:list-item>
          <text:list-item>
            <text:p text:style-name="P72">Sistema de pagos electrónicos interbancareios: Se acreditará el mismo día mientras se haya realizado dentro del horario especificado por la banca electrónica, de lo contrario se acreditará al día hábil siguiente.</text:p>
          </text:list-item>
        </text:list>
        <text:p text:style-name="P47"><text:span text:style-name="T8">NOVENA. PRELACIÓN DE PAGOS. </text:span><text:span text:style-name="T10">Cualquier pago que, en términos del Contrato, sea realizado por EL ACREDITADO o por cuenta de éste, será aplicado por EL ACREDITANTE, para cubrir los siguientes conceptos en el orden que se enlistan: i) intereses moratorios y su impuesto al valor agregado, ii) intereses ordinarios y su impuesto al valor agregado; iii) al saldo insoluto.</text:span></text:p>
        <text:p text:style-name="P47"><text:span text:style-name="T8">DÉCIMA. PAGOS ADELANTADOS Y ANTICIPADOS</text:span><text:span text:style-name="T10">. </text:span></text:p>
        <text:list xml:id="list1964265074" text:style-name="WWNum26">
          <text:list-item>
            <text:p text:style-name="P82"><text:span text:style-name="T8">Pago adelantado.</text:span><text:span text:style-name="T10">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6"/>
        <text:p text:style-name="P6">Cuando EL ACREDITANTE reciba el pago aun no exigible del Periodo o importes inferiores, no será necesario el escrito mencionado en el párrafo anterior.</text:p>
        <text:p text:style-name="P50">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201920024255312" text:continue-numbering="true" text:style-name="WWNum26">
          <text:list-item>
            <text:p text:style-name="P81"><text:span text:style-name="T8">Pago Anticipado.</text:span><text:span text:style-name="T10">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50">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50">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201919904479884" text:continue-numbering="true" text:style-name="WWNum26">
          <text:list-item>
            <text:p text:style-name="P83">Respecto a los pagos que se realicen antes de la fecha en que sean exigibles respecto del financiamiento objeto de este instrumento, se considerará como pagos anticipados y no adelantados.</text:p>
          </text:list-item>
        </text:list>
        <text:p text:style-name="P50">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50">En el caso de pagos anticipados por un importe igual al saldo de capital, se entregará a EL ACREDITADO el finiquito y demás documentación que corresponda. </text:p>
        <text:p text:style-name="P50">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50">EL ACREDITADO no tendrá derecho a ninguna bonificación por los Pagos adelantados y/o por los Pagos Anticipados que realicen.</text:p>
        <text:p text:style-name="P17"><text:span text:style-name="T8">DÉCIMA PRIMERA. INTERESES ORDINARIOS. </text:span><text:span text:style-name="T10">EL ACREDITADO se obliga a pagar al ACREDITANTE, durante la vigencia del presente contrato, INTERESES ORDINARIOS sobre el saldo insoluto del CRÉDITO, que se calcularán </text:span><text:span text:style-name="T14">razón de una tasa de interés anual ordinaria fija del </text:span><text:span text:style-name="T36"><text:text-input text:description="py3o://function=&quot;o_format_lang(o.int_rate,lang_code=lang)&quot;">[int_rate]</text:text-input></text:span><text:span text:style-name="T15">% </text:span><text:span text:style-name="T16">(</text:span><text:span text:style-name="T33"><text:user-field-get text:name="py3o.obj.int_rate_txt">int_rate_txt</text:user-field-get></text:span><text:span text:style-name="T14">),</text:span><text:span text:style-name="T10"> (para efectos del contrato “tasa de interés ordinaria”) siguiendo el método de cálculo siguiente:</text:span><text:span text:style-name="T14"> </text:span></text:p>
        <text:p text:style-name="P40"><text:a xlink:type="simple" xlink:href="py3o:///with" text:style-name="Internet_20_link" text:visited-style-name="Visited_20_Internet_20_Link"><text:span text:style-name="T50">/with</text:span></text:a></text:p>
        <text:p text:style-name="P40"><text:soft-page-break/><text:a xlink:type="simple" xlink:href="py3o:///with" text:style-name="Internet_20_link" text:visited-style-name="Visited_20_Internet_20_Link"><text:span text:style-name="T50">/with</text:span></text:a></text:p>
        <text:p text:style-name="P12"><text:a xlink:type="simple" xlink:href="py3o:///for" text:style-name="Internet_20_link" text:visited-style-name="Visited_20_Internet_20_Link"><text:span text:style-name="T19">/for</text:span></text:a></text:p>
        <text:p text:style-name="P31">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EL ACREDITADO en la fecha de pago que corresponda de acuerdo con el Estado de Cuenta o la “TABLA DE AMORTIZACIÓN”.</text:p>
        <text:p text:style-name="P24"/>
        <text:p text:style-name="P8">El pago de intereses no podrá ser exigido por adelantado, sino únicamente por periodos vencidos.</text:p>
        <text:p text:style-name="P9"><text:a xlink:type="simple" xlink:href="py3o://for=%22obj%20in%20objects%22" text:style-name="Internet_20_link" text:visited-style-name="Visited_20_Internet_20_Link"><text:span text:style-name="T47">for="obj in objects"</text:span></text:a></text:p>
        <text:p text:style-name="P45"><text:a xlink:type="simple" xlink:href="py3o://with=%22lang=obj.partner_id.lang%20or%20'en_US'%22" text:style-name="Internet_20_link" text:visited-style-name="Visited_20_Internet_20_Link"><text:span text:style-name="T47">with="lang=obj.partner_id.lang or 'en_US'"</text:span></text:a></text:p>
        <text:p text:style-name="P13"><text:a xlink:type="simple" xlink:href="py3o://with=%22o=obj.with_context(lang=lang)%22" text:style-name="Internet_20_link" text:visited-style-name="Visited_20_Internet_20_Link"><text:span text:style-name="T52">with="o=obj.with_context(lang=lang)"</text:span></text:a></text:p>
        <text:p text:style-name="P16"><text:span text:style-name="T12">TASA DE INTERÉS MORATORIA. Es el porcentaje determinado en la Carátula, resultado de multiplicar por 2 (DOS), la tasa de interés ordinaria descrita en el inciso que antecede, </text:span><text:span text:style-name="T3">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24"/>
        <text:p text:style-name="P17"><text:span text:style-name="T8">DÉCIMA SEGUNDA. INTERESES MORATORIOS</text:span><text:span text:style-name="T10">. EL ACREDITADO se obliga a pagar al ACREDITANTE, durante la vigencia del presente contrato, INTERESES MORATORIOS a partir del incumplimiento de pago del a </text:span><text:span text:style-name="T14">razón de una tasa de interés moratoria anual simple del </text:span><text:span text:style-name="T31"><text:text-input text:description="py3o://function=&quot;o_format_lang(o.late_fee_perc,lang_code=lang)&quot;">[late_fee_perc]</text:text-input></text:span><text:span text:style-name="T15">% </text:span><text:span text:style-name="T16">(</text:span><text:span text:style-name="T14">por ciento)</text:span><text:span text:style-name="T10"> (para efectos del contrato “tasa de interés moratoria”).</text:span><text:span text:style-name="T14"> </text:span></text:p>
        <text:p text:style-name="P24"/>
        <text:p text:style-name="P24">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41"><text:a xlink:type="simple" xlink:href="py3o:///with" text:style-name="Internet_20_link" text:visited-style-name="Visited_20_Internet_20_Link"><text:span text:style-name="T50">/with</text:span></text:a></text:p>
        <text:p text:style-name="P41"><text:a xlink:type="simple" xlink:href="py3o:///with" text:style-name="Internet_20_link" text:visited-style-name="Visited_20_Internet_20_Link"><text:span text:style-name="T50">/with</text:span></text:a></text:p>
        <text:p text:style-name="P35"><text:a xlink:type="simple" xlink:href="py3o:///for" text:style-name="Internet_20_link" text:visited-style-name="Visited_20_Internet_20_Link"><text:span text:style-name="T51">/for</text:span></text:a></text:p>
        <text:p text:style-name="P24"/>
        <text:p text:style-name="P24">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24"/>
        <text:p text:style-name="P24">Por ningún motivo se podrán cobrar los intereses ordinarios y/o moratorios por adelantado. </text:p>
        <text:p text:style-name="P24"/>
        <text:p text:style-name="P47"><text:span text:style-name="T8">DÉCIMA TERCERA. EFECTOS DEL CUMPLIMIENTO DEL CONTRATO</text:span><text:span text:style-name="T10">.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text:span><text:span text:style-name="T6">,</text:span><text:span text:style-name="T10"> se refutará como la recepción, por EL ACREDITADO y, a su entera satisfacción, del Pagaré y de los importes pagados en demasía por EL ACREDITADO. Además, será publicado, dentro del plazo indicado en la presente CLÁUSULA, un estado de cuenta que establezca: </text:span></text:p>
        <text:list xml:id="list4024289151" text:style-name="WWNum28">
          <text:list-item>
            <text:p text:style-name="P73">La finalización de la relación contractual; </text:p>
          </text:list-item>
          <text:list-item>
            <text:p text:style-name="P73">La cancelación de los derechos y obligaciones derivados del Contrato; y, </text:p>
          </text:list-item>
          <text:list-item>
            <text:p text:style-name="P73">La inexistencia de adeudos entre las PARTES.</text:p>
          </text:list-item>
        </text:list>
        <text:p text:style-name="P24">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32"/>
        <text:p text:style-name="P47"><text:span text:style-name="T8">DÉCIMA CUARTA</text:span><text:span text:style-name="T10">. </text:span><text:span text:style-name="T8">AUTORIZACIÓN DEL ACREDITADO PARA REVISAR REPORTE DE CRÉDITO.</text:span></text:p>
        <text:p text:style-name="P50">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47"><text:span text:style-name="T8">DÉCIMA QUINTA. TÍTULO EJECUTIVO</text:span><text:span text:style-name="T10">.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47"><text:span text:style-name="T8">DÉCIMA SEXTA. GARANTÍA</text:span><text:span text:style-name="T10">.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47"><text:span text:style-name="T8">DÉCIMA SÉPTIMA. ESTADO DE CUENTA.</text:span><text:span text:style-name="T10">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50">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50">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50">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text:soft-page-break/>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47"><text:span text:style-name="T8">DÉCIMA OCTAVA. COMPROBANTES DE OPERACIÓN.</text:span><text:span text:style-name="T10">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50">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47"><text:span text:style-name="T8">DÉCIMA NOVENA. PROCEDIMIENTO Y MEDIOS PARA PRESENTAR CONSULTAS, RECLAMACIONES O ACLARACIONES</text:span><text:span text:style-name="T10">.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0">Blvd. Lázaro Cárdenas 3198, interior 2, Fraccionamiento Villa Verde, C.P. 21395, Mexicali, Baja California</text:span><text:bookmark-end text:name="_Hlk36651925"/><text:span text:style-name="T10">, México, con la C. Estrella Sandez Márquez o al correo electrónico unidad.especializada@credihoy.mx, o al teléfono (686) 2009444, en un horario de atención de 9:00 a 14:00:00 y 15:00 a 18:00 horas de lunes a viernes.</text:span></text:p>
        <text:p text:style-name="P50">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52">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52">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52">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52">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52">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47"><text:span text:style-name="T10">De igual forma, se hace del conocimiento del ACREDITADO, el número telefónico de atención a usuarios: 53-40-09-99 o 01800-999-80-80 (lada sin costo), dirección en Internet: </text:span><text:a xlink:type="simple" xlink:href="http://www.condusef.gob.mx/" text:style-name="Internet_20_link" text:visited-style-name="Visited_20_Internet_20_Link"><text:span text:style-name="Internet_20_link"><text:span text:style-name="T10">www.condusef.gob.mx</text:span></text:span></text:a><text:span text:style-name="T10">, y correo electrónico: </text:span><text:a xlink:type="simple" xlink:href="mailto:asesoria@condusef.gob.mx" text:style-name="Internet_20_link" text:visited-style-name="Visited_20_Internet_20_Link"><text:span text:style-name="Internet_20_link"><text:span text:style-name="T10">asesoria@condusef.gob.mx</text:span></text:span></text:a><text:span text:style-name="T10">, de la COMISIÓN NACIONAL PARA LA PROTECCIÓN Y DEFENSA DE LOS USUARIOS DE SERVICIOS FINANCIEROS.</text:span></text:p>
        <text:p text:style-name="P47"><text:span text:style-name="T8">VIGÉSIMA. REQUISITOS Y PROCEDIMIENTO PARA CONSULTA DE SALDOS, TRANSACCIONES Y MOVIMIENTOS</text:span><text:span text:style-name="T10">. Cuando EL ACREDITADO quiera consultar saldos, transacciones y movimientos, deberá apegarse a los siguientes requisitos:</text:span></text:p>
        <text:list xml:id="list3865033468" text:style-name="WWNum33">
          <text:list-item>
            <text:p text:style-name="P74">Cuando acuda a sucursal: deberá presentar su Identificación Oficial y número de contrato asignado en el estado de cuenta.</text:p>
          </text:list-item>
          <text:list-item>
            <text:p text:style-name="P74">Vía telefónica: el asesor que lo atienda le pedirá datos para confirmar su personalidad, tales como domicilio, número de contrato, nombre completo, RFC o CURP.</text:p>
          </text:list-item>
        </text:list>
        <text:p text:style-name="P47"><text:span text:style-name="T10">Para cualquier solicitud, consulta, aclaración, inconformidad, reclamación o queja que se relacione con el Crédito, EL ACREDITADO podrá formularla, por escrito, </text:span><text:span text:style-name="T6">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47"><text:span text:style-name="T8">VIGÉSIMA PRIMERA. - FIRMA A RUEGO Y ENCARGO</text:span><text:span text:style-name="T10">. En caso de que el cliente no sepa leer y/o escribir, deberán suscribir con su huella digital el presente contrato conjuntamente con los documentos accesorios, y deberá firmar a ruego y encargo alguna persona designada por el cliente que sepa leer y escribir, en el entendido que la persona que firma a ruego y encargo en ningún caso podrá tener también el carácter de aval, en los términos de este contrato. En ningún caso los funcionarios del ACREDITANTE firmarán a ruego y encargo.</text:span></text:p>
        <text:p text:style-name="P47"><text:span text:style-name="T8">VIGÉSIMA SEGUNDA. VIGENCIA. </text:span><text:span text:style-name="T10">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47"><text:span text:style-name="T8">VIGÉSIMA TERCERA. VENCIMIENTO ANTICIPADO O RESCISIÓN DEL CONTRATO</text:span><text:span text:style-name="T10">.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24">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24">b) Si los bienes o inversiones del ACREDITADO son objeto de embargo decretado por cualquier autoridad.</text:p>
        <text:p text:style-name="P24"><text:soft-page-break/>c) Si EL ACREDITADO contraviene o incumple con cualquiera de las disposiciones de este contrato.</text:p>
        <text:p text:style-name="P24">d) Por concurso o quiebra del ACREDITADO.</text:p>
        <text:p text:style-name="P24">e) Si EL ACREDITADO es declarado culpable de algún delito cometido y;</text:p>
        <text:p text:style-name="P24">f) Si la información proporcionada al ACREDITANTE resulta ser falsa u omisa</text:p>
        <text:p text:style-name="P24"/>
        <text:p text:style-name="P50">En cualquiera de estos casos, EL ACREDITANTE, podrá dar por vencido anticipadamente el plazo para el pago del CRÉDITO.</text:p>
        <text:p text:style-name="P50">Sin perjuicio de lo anterior, el CRÉDITO se extinguirá en los casos previstos por el Artículo 301 de la LGTOC.</text:p>
        <text:p text:style-name="P50">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50">Para la terminación anticipada del contrato, EL ACREDITANTE deberá cerciorarse de la autenticidad y veracidad de la identidad del usuario que formule la solicitud de terminación respectiva, así como proporcionar al ACREDITADO un acuse de recibo, clave de confirmación o número de folio.</text:p>
        <text:p text:style-name="P47"><text:span text:style-name="T8">VIGÉSIMA CUARTA. TERMINACIÓN ANTICIPADA DEL CONTRATO Y CANCELACIÓN SIN RESPONSABILIDAD PARA EL ACREDITADO.</text:span><text:span text:style-name="T10"> EL ACREDITADO podrá solicitar al ACREDITANTE, en cualquier tiempo, la terminación anticipada del Contrato, para tal efecto:</text:span></text:p>
        <text:list xml:id="list2905612850" text:style-name="WWNum42">
          <text:list-item>
            <text:p text:style-name="P61">Presentará una solicitud por escrito en el domicilio del ACREDITANTE señalado en el cuerpo de este contrato o bien por teléfono.</text:p>
          </text:list-item>
          <text:list-item>
            <text:p text:style-name="P61">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61">EL ACREDITADO deberá pagar al ACREDITANTE, en los términos establecidos en el presente Contrato: el saldo insoluto por principal conforme al Contrato. </text:p>
          </text:list-item>
        </text:list>
        <text:p text:style-name="P55"/>
        <text:p text:style-name="P26">Por la terminación anticipada del Contrato, no se reducirá o condonará el saldo insoluto de la Tasa de Interés Ordinario del Crédito, así como el saldo insoluto del IVA de la Tasa de Interés Ordinario del Crédito.</text:p>
        <text:p text:style-name="P57"/>
        <text:p text:style-name="P50">Al día hábil siguiente de la recepción de la solicitud por escrito de la terminación del Contrato, EL ACREDITANTE informará, por escrito o bien por teléfono o cualquier otro medio electrónico, a EL ACREDITADO el saldo respectivo.</text:p>
        <text:p text:style-name="P50">EL ACREDITANTE, dentro de los 10 (diez) días hábiles siguientes a la fecha de pago del saldo por parte del ACREDITADO entregará a este último, la constancia respectiva en donde entre otras cosas se dé por terminado el Contrato.</text:p>
        <text:p text:style-name="P56">La presentación de la solicitud de terminación anticipada tendrá los siguientes efectos:</text:p>
        <text:list xml:id="list3529601486" text:style-name="WWNum43">
          <text:list-item>
            <text:p text:style-name="P75">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75">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75">EL ACREDITANTE no podrá condicionar la terminación del Contrato de Adhesión a cualquier otro acto no previsto en el contrato respectivo;</text:p>
          </text:list-item>
          <text:list-item>
            <text:p text:style-name="P75">EL ACREDITANTE se abstendrá de cobrar al Usuario Comisión o penalización por la terminación anticipada del contrato.</text:p>
          </text:list-item>
          <text:list-item>
            <text:p text:style-name="P75">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75">En caso de que EL ACREDITADO cuente con saldo a su favor, EL ACREDITANTE se lo entregará en la fecha en que se dé por terminada la operación o le informará como puede ser devuelto.</text:p>
          </text:list-item>
          <text:list-item>
            <text:p text:style-name="P75">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75">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50">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50">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 </text:p>
        <text:p text:style-name="P47"><text:span text:style-name="T8">VIGÉSIMA QUINTA. CASO FORTUITO O FUERZA MAYOR.</text:span><text:span text:style-name="T10"> EL ACREDITADO se obliga ante EL ACREDITANTE al debido cumplimiento de las obligaciones que, a su cargo, se encuentran establecidas en el suscrito Contrato, excepto en presencia de hechos o eventos de caso fortuito y/o de fuerza mayor.</text:span></text:p>
        <text:p text:style-name="P47"><text:span text:style-name="T8">VIGÉSIMA SEXTA. IMPUESTOS</text:span><text:span text:style-name="T10">. Todos los impuestos y/o derechos vigentes o futuros que se causen con motivo de la celebración y cumplimiento de este contrato, serán por cuenta del ACREDITADO. <text:s/>En tal virtud, EL ACREDITADO libera, en la forma más amplia al ACREDITANTE, de cualquier responsabilidad presente o futura, relativa al pago de dichos impuestos y/o derechos.</text:span></text:p>
        <text:p text:style-name="P50">Si por cualquier causa del ACREDITANTE, cubriera alguna cantidad derivada de lo estipulado en el párrafo precedente, EL ACREDITADO deberá reintegrársela en cuanto se lo solicite EL ACREDITANTE, 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p>
        <text:p text:style-name="P47"><text:span text:style-name="T8">VIGESIMA SÉPTIMA. </text:span><text:span text:style-name="T7">OBLIGADO SOLIDARIO Y AVAL. </text:span><text:span text:style-name="T6">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54">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54">Asimismo, el Obligado Solidario y Aval se obliga solidaria e ilimitadamente al cumplimiento de todas las obligaciones a cargo del Acreditado que deriven de cualquier modificación al presente Contrato, inclusive las de pago.</text:p>
        <text:p text:style-name="P54">A ese efecto, como medio para el cumplimiento de las obligaciones asumidas por el Acreditado en términos de este Contrato, el Obligado Solidario y Aval otorga un <text:soft-page-break/>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54">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54">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54">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54">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54">La obligación solidaria asumida en esta cláusula no implica ni implicará una extinción, disminución, liberación, modificación o transmisión de las obligaciones del Acreditado derivadas de este Contrato.</text:p>
        <text:p text:style-name="P54">EL ACREDITADO se obliga a informar al ACREDITANTE, cualquier situación de muerte o incapacidad jurídica del OBLIGADO SOLIDARIO. En dado caso, dicho OBLIGADO SOLIDADARIO deberá ser sustituido por el ACREDITADO para garantizar la obligación.</text:p>
        <text:p text:style-name="P47"><text:span text:style-name="T7">VIGÉSIMA OCTAVA. </text:span><text:span text:style-name="T8">LEYES APLICABLES Y JURISDICCIÓN</text:span><text:span text:style-name="T10">.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50">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50">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47"><text:span text:style-name="T8">VIGÉSIMA NOVENA. DOMICILIOS.</text:span><text:span text:style-name="T10"> Las PARTES señalan como sus domicilios para los efectos de notificaciones de carácter extrajudicial o judicial que se relacionen con el Contrato, los que refiere, respectivamente, el capítulo de DECLARACIONES y/o en la Solicitud.</text:span></text:p>
        <text:p text:style-name="P24">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0">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0">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47"><text:span text:style-name="T8">TRIGÉSIMA. MODIFICACIONES</text:span><text:span text:style-name="T10">. El presente contrato podrá ser modificado por EL ACREDITANTE, de acuerdo con el siguiente procedimiento:</text:span></text:p>
        <text:list xml:id="list2833762047" text:style-name="WWNum30">
          <text:list-item>
            <text:p text:style-name="P68">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68">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68">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24"/>
        <text:p text:style-name="P50">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16"><text:span text:style-name="T8">TRIGÉSIMA PRIMERA. REGISTRO DE CONTRATO DE ADHESIÓN</text:span><text:span text:style-name="T10">.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50">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p text:style-name="P47"><text:span text:style-name="T8">TRIGÉSIMA SEGUNDA. SUBTÍTULOS</text:span><text:span text:style-name="T10">. Los subtítulos en las CLÁUSULAS del presente Instrumento son exclusivamente por conveniencia de las PARTES, para una referencia y lectura más simple, por lo que no regirán la interpretación del Contrato.</text:span></text:p>
        <text:p text:style-name="P47"><text:soft-page-break/><text:span text:style-name="T8">TRIGÉSIMA TERCERA. ANEXOS. </text:span><text:span text:style-name="T10">Los siguientes anexos forman parte integrante del presente contrato, por lo que ambas partes los reconocen plenamente desde este momento.</text:span></text:p>
        <text:list xml:id="list1733869356" text:style-name="WWNum44">
          <text:list-item>
            <text:p text:style-name="P76">Carátula del Crédito</text:p>
          </text:list-item>
          <text:list-item>
            <text:p text:style-name="P76">Tabla de Amortización.</text:p>
          </text:list-item>
          <text:list-item>
            <text:p text:style-name="P76">Pagaré.</text:p>
          </text:list-item>
          <text:list-item>
            <text:p text:style-name="P76">Disposiciones Legales.</text:p>
          </text:list-item>
          <text:list-item>
            <text:p text:style-name="P76">Solicitud de crédito y formulario de identificación y conocimiento del cliente.</text:p>
          </text:list-item>
        </text:list>
        <text:p text:style-name="P50">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section>
      <text:section text:style-name="Sect1" text:name="Sección3">
        <text:p text:style-name="P10"><text:a xlink:type="simple" xlink:href="py3o://for=%22obj%20in%20objects%22" text:style-name="Internet_20_link" text:visited-style-name="Visited_20_Internet_20_Link"><text:span text:style-name="T47">for="obj in objects"</text:span></text:a></text:p>
        <text:p text:style-name="P46"><text:a xlink:type="simple" xlink:href="py3o://with=%22lang=obj.partner_id.lang%20or%20'en_US'%22" text:style-name="Internet_20_link" text:visited-style-name="Visited_20_Internet_20_Link"><text:span text:style-name="T47">with="lang=obj.partner_id.lang or 'en_US'"</text:span></text:a></text:p>
        <text:p text:style-name="P14"><text:a xlink:type="simple" xlink:href="py3o://with=%22o=obj.with_context(lang=lang)%22" text:style-name="Internet_20_link" text:visited-style-name="Visited_20_Internet_20_Link"><text:span text:style-name="T52">with="o=obj.with_context(lang=lang)"</text:span></text:a></text:p>
        <table:table table:name="Tabla1" table:style-name="Tabla1">
          <table:table-column table:style-name="Tabla1.A"/>
          <table:table-column table:style-name="Tabla1.B" table:number-columns-repeated="2"/>
          <table:table-row table:style-name="Tabla1.1">
            <table:table-cell table:style-name="Tabla1.A1" office:value-type="string">
              <text:p text:style-name="P27">__________________________________</text:p>
              <text:p text:style-name="P27">“ACREDITANTE”</text:p>
              <text:p text:style-name="P22"><text:span text:style-name="T49">REPRESENTANTE LEGAL DE: CREDIHOY</text:span> FINANCIERA, S.A. DE C.V., SOFOM, E.N.R.</text:p>
            </table:table-cell>
            <table:table-cell table:style-name="Tabla1.A1" office:value-type="string">
              <text:p text:style-name="P27">__________________________________</text:p>
              <text:p text:style-name="P27">“ACREDITADO”</text:p>
              <text:p text:style-name="P33"><text:user-field-get text:name="py3o.obj.partner_id.name">partner_id</text:user-field-get></text:p>
              <text:p text:style-name="P27"/>
            </table:table-cell>
            <table:table-cell table:style-name="Tabla1.A1" office:value-type="string">
              <text:p text:style-name="P27">__________________________________</text:p>
              <text:p text:style-name="P27">“AVAL U OBLIGADO SOLIDARIO”</text:p>
              <text:p text:style-name="P19"><text:span text:style-name="Fuente_20_de_20_párrafo_20_predeter."><text:span text:style-name="T23"><text:user-field-get text:name="py3o.objects.proof_1.name">proof_1.name</text:user-field-get></text:span></text:span></text:p>
              <text:p text:style-name="P27"/>
            </table:table-cell>
          </table:table-row>
        </table:table>
        <text:p text:style-name="P23"/>
        <text:p text:style-name="P29">AUTORIZACIONES ADICIONALES.</text:p>
        <text:p text:style-name="P28"/>
        <text:p text:style-name="P30">AUTORIZACIÓN PARA CONSULTAS DE INFORMACIÓN EN SOCIEDADES DE INFORMACIÓN CREDITICIA.</text:p>
        <text:p text:style-name="P24">EL ACREDITADO, otorga su consentimiento para: </text:p>
        <text:list xml:id="list2639052651" text:style-name="WWNum31">
          <text:list-item>
            <text:p text:style-name="P69">que EL ACREDITANTE comparta y/o proporcione la información financiera, comercial, operativa y personal del ACREDITADO, así como la relativa al Crédito y al Contrato;</text:p>
          </text:list-item>
          <text:list-item>
            <text:p text:style-name="P69">que su información pueda ser utilizada por EL ACREDITANTE con fines mercadotécnicos y/o publicitarios;</text:p>
          </text:list-item>
          <text:list-item>
            <text:p text:style-name="P69">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24"/>
        <table:table table:name="Tabla2" table:style-name="Tabla2">
          <table:table-column table:style-name="Tabla2.A" table:number-columns-repeated="2"/>
          <table:table-row table:style-name="Tabla2.1">
            <table:table-cell table:style-name="Tabla2.A1" office:value-type="string">
              <text:p text:style-name="P27">__________________________________</text:p>
              <text:p text:style-name="P27">“ACREDITADO”</text:p>
              <text:p text:style-name="P33"><text:user-field-get text:name="py3o.obj.partner_id.name">partner_id</text:user-field-get></text:p>
            </table:table-cell>
            <table:table-cell table:style-name="Tabla2.A1" office:value-type="string">
              <text:p text:style-name="P27">__________________________________</text:p>
              <text:p text:style-name="P27">“AVAL U OBLIGADO SOLIDARIO”</text:p>
              <text:p text:style-name="P19"><text:span text:style-name="Fuente_20_de_20_párrafo_20_predeter."><text:span text:style-name="T23"><text:user-field-get text:name="py3o.objects.proof_1.name">proof_1.name</text:user-field-get></text:span></text:span></text:p>
            </table:table-cell>
          </table:table-row>
        </table:table>
        <text:p text:style-name="P27"/>
        <text:p text:style-name="P28">AVISO DE PRIVACIDAD:</text:p>
        <text:p text:style-name="P24">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16"><text:span text:style-name="T8">I. a)</text:span><text:span text:style-name="T10"> La identificación y el conocimiento del(la) Titular; </text:span><text:span text:style-name="T8">b)</text:span><text:span text:style-name="T10"> La o las consultas en las Sociedades de Información de Crediticia de la información e historial crediticio del (la) Titular; </text:span><text:span text:style-name="T8">c)</text:span><text:span text:style-name="T10"> La prevención y/o la detección de fraudes u otros ilícitos en agravio del responsable y/o del (la) Titular; </text:span><text:span text:style-name="T8">d)</text:span><text:span text:style-name="T10"> La cobranza extrajudicial y/o judicial del Contrato al (la) Titular; </text:span><text:span text:style-name="T8">e)</text:span><text:span text:style-name="T10"> La publicidad, promoción y/o mercadeo telefónico al (la) Titular, de los bienes, productos y/o servicios que sean ofertados por el responsable; </text:span><text:span text:style-name="T8">f)</text:span><text:span text:style-name="T10"> La estadística, mercadotecnia y/o reporteo del y/o por el responsable; </text:span><text:span text:style-name="T8">II</text:span><text:span text:style-name="T10">. Mis datos personales sólo serán transferidos a terceros cuando: </text:span><text:span text:style-name="T8">a)</text:span><text:span text:style-name="T10"> el Responsable ceda, transmita, transfiera, afecte, grave y/o negocie en cualquier forma, los derechos de crédito del Contrato y/o del pagaré que sea suscrito por el (la) Titular al amparo del mismo (los “Derechos de Crédito”); </text:span><text:span text:style-name="T8">b)</text:span><text:span text:style-name="T10"> dichos terceros sean causahabientes y/o beneficiarios de los Derechos de Crédito; </text:span><text:span text:style-name="T8">c) </text:span><text:span text:style-name="T10">dicha transferencia sea obligatoria, necesaria y/o conveniente en relación con y/o, con respecto a, los Derechos de Crédito y/o el Contrato; y/o, </text:span><text:span text:style-name="T8">d)</text:span><text:span text:style-name="T10"> se requiera por y/o sea conveniente para el Responsable por las relaciones comerciales y/o de negocio que detente con dicho tercero. </text:span><text:span text:style-name="T8">III.</text:span><text:span text:style-name="T10"> Las modificaciones de que, en cualquier tiempo, sea objeto el presente Aviso de Privacidad, me serán notificadas a través el correo electrónico proporcionado al “responsable”. </text:span><text:span text:style-name="T8">IV</text:span><text:span text:style-name="T10">.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24">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able:table table:name="Tabla3" table:style-name="Tabla3">
          <table:table-column table:style-name="Tabla3.A" table:number-columns-repeated="2"/>
          <table:table-row table:style-name="Tabla3.1">
            <table:table-cell table:style-name="Tabla3.A1" office:value-type="string">
              <text:p text:style-name="P27">__________________________________</text:p>
              <text:p text:style-name="P27">“ACREDITADO”</text:p>
              <text:p text:style-name="P34"><text:user-field-get text:name="py3o.obj.partner_id.name">partner_id</text:user-field-get></text:p>
            </table:table-cell>
            <table:table-cell table:style-name="Tabla3.A1" office:value-type="string">
              <text:p text:style-name="P27">__________________________________</text:p>
              <text:p text:style-name="P27">“AVAL U OBLIGADO SOLIDARIO”</text:p>
              <text:p text:style-name="P20"><text:span text:style-name="Fuente_20_de_20_párrafo_20_predeter."><text:span text:style-name="T23"><text:user-field-get text:name="py3o.objects.proof_1.name">proof_1.name</text:user-field-get></text:span></text:span></text:p>
            </table:table-cell>
          </table:table-row>
        </table:table>
        <text:p text:style-name="P24"/>
        <text:p text:style-name="P24"/>
        <text:p text:style-name="P18"><text:span text:style-name="T10">Ejecutivo/promotor: </text:span><text:span text:style-name="T44"><text:user-field-get text:name="py3o.obj.user_id.name">user_id.comercial</text:user-field-get></text:span></text:p>
        <text:p text:style-name="P18"><text:span text:style-name="T10">ID del Contrato: </text:span><text:span text:style-name="Fuente_20_de_20_párrafo_20_predeter."><text:span text:style-name="T34"><text:user-field-get text:name="py3o.objects.loan_id">loan_id</text:user-field-get></text:span></text:span></text:p>
        <text:p text:style-name="P42"><text:a xlink:type="simple" xlink:href="py3o:///with" text:style-name="Internet_20_link" text:visited-style-name="Visited_20_Internet_20_Link"><text:span text:style-name="T50">/with</text:span></text:a></text:p>
        <text:p text:style-name="P42"><text:a xlink:type="simple" xlink:href="py3o:///with" text:style-name="Internet_20_link" text:visited-style-name="Visited_20_Internet_20_Link"><text:span text:style-name="T50">/with</text:span></text:a></text:p>
        <text:p text:style-name="P38"><text:a xlink:type="simple" xlink:href="py3o:///for" text:style-name="Internet_20_link" text:visited-style-name="Visited_20_Internet_20_Link"><text:span text:style-name="T50">/fo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51" style:display-name="ListLabel 51"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3" style:display-name="ListLabel 53" style:family="text">
      <style:text-properties fo:font-weight="bold"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4091in"/>
        </style:tab-stops>
      </style:paragraph-properties>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MT1" style:family="text">
      <style:text-properties style:font-name="Arial Narrow" fo:font-size="8pt" fo:language="es" fo:country="ES" style:font-size-asian="8pt" style:font-size-complex="8pt"/>
    </style:style>
    <style:style style:name="MT2" style:family="text">
      <style:text-properties style:font-name="Arial Narrow" fo:font-size="8pt" style:font-size-asian="8pt" style:font-size-complex="8pt"/>
    </style:style>
    <style:style style:name="MT3" style:family="text">
      <style:text-properties fo:font-size="10pt" style:font-size-asian="10pt" style:font-name-complex="Calibri"/>
    </style:style>
    <style:style style:name="MT4" style:family="text">
      <style:text-properties style:font-name="Arial Narrow" fo:font-size="8pt" style:font-size-asian="8pt" style:font-name-complex="Calibri"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198in" fo:margin-left="0in" fo:margin-right="0in" fo:margin-top="0.1583in" style:dynamic-spacing="true"/>
      </style:footer-style>
    </style:page-layout>
  </office:automatic-styles>
  <office:master-styles>
    <style:master-page style:name="Standard" style:page-layout-name="Mpm1">
      <style:header>
        <text:p text:style-name="MP1"><draw:frame draw:style-name="Mfr1" draw:name="Picture 2" text:anchor-type="char" svg:x="6.5646in" svg:y="-0.0689in" svg:width="0.5008in" svg:height="0.3693in" draw:z-index="7"><draw:image xlink:href="Pictures/1000020100000150000000F836DD33AC0C7957EE.png" xlink:type="simple" xlink:show="embed" xlink:actuate="onLoad" loext:mime-type="image/png"/></draw:frame><text:tab/></text:p>
      </style:header>
      <style:footer>
        <text:p text:style-name="MP2"><text:span text:style-name="MT1">Página </text:span><text:span text:style-name="MT2"><text:page-number style:num-format="1" text:select-page="current">8</text:page-number></text:span><text:span text:style-name="MT1"><text:s/>de </text:span><text:span text:style-name="MT2"><text:page-count style:num-format="1">8</text:page-count></text:span></text:p>
        <text:p text:style-name="Footer"/>
      </style:footer>
    </style:master-page>
    <style:master-page style:name="First_20_Page" style:display-name="First Page" style:page-layout-name="Mpm2" style:next-style-name="Standard"/>
    <style:master-page style:name="Converted1" style:page-layout-name="Mpm3">
      <style:header>
        <text:p text:style-name="MP3"><draw:frame draw:style-name="Mfr1" draw:name="Imagen1" text:anchor-type="char" svg:x="6.4839in" svg:y="-0.0484in" svg:width="0.5008in" svg:height="0.3693in" draw:z-index="0"><draw:image xlink:href="Pictures/1000020100000150000000F836DD33AC0C7957EE.png" xlink:type="simple" xlink:show="embed" xlink:actuate="onLoad" loext:mime-type="image/png"/></draw:frame><text:span text:style-name="MT3"><text:tab/></text:span><text:span text:style-name="MT4"> </text:span></text:p>
      </style:header>
      <style:footer>
        <text:p text:style-name="MP2"><text:span text:style-name="MT1">Página </text:span><text:span text:style-name="MT2"><text:page-number style:num-format="1" text:select-page="current">0</text:page-number></text:span><text:span text:style-name="MT1"><text:s/>de </text:span><text:span text:style-name="MT2"><text:page-count style:num-format="1">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9</meta:editing-cycles>
    <meta:print-date>2019-01-15T18:03:00</meta:print-date>
    <meta:creation-date>2019-01-15T18:32:00</meta:creation-date>
    <dc:date>2020-06-12T20:19:17.910125637</dc:date>
    <meta:editing-duration>P1DT12H44M10S</meta:editing-duration>
    <meta:generator>LibreOffice/6.0.7.3$Linux_X86_64 LibreOffice_project/00m0$Build-3</meta:generator>
    <meta:document-statistic meta:table-count="3" meta:image-count="2" meta:object-count="0" meta:page-count="8" meta:paragraph-count="258" meta:word-count="9810" meta:character-count="62530" meta:non-whitespace-character-count="5301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